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4de1" officeooo:paragraph-rsid="00114de1"/>
    </style:style>
    <style:style style:name="P2" style:family="paragraph" style:parent-style-name="Standard">
      <style:text-properties officeooo:rsid="00125be6" officeooo:paragraph-rsid="0013648a"/>
    </style:style>
    <style:style style:name="P3" style:family="paragraph" style:parent-style-name="Standard">
      <style:text-properties officeooo:rsid="0014e568" officeooo:paragraph-rsid="0014e568"/>
    </style:style>
    <style:style style:name="P4" style:family="paragraph" style:parent-style-name="Standard">
      <style:text-properties style:font-name="Linux Biolinum G" officeooo:rsid="00114de1" officeooo:paragraph-rsid="00114de1"/>
    </style:style>
    <style:style style:name="P5" style:family="paragraph" style:parent-style-name="Standard">
      <style:text-properties style:font-name="Linux Biolinum G" officeooo:paragraph-rsid="00114de1"/>
    </style:style>
    <style:style style:name="P6" style:family="paragraph" style:parent-style-name="Standard">
      <style:text-properties style:font-name="Linux Biolinum G" officeooo:rsid="00125be6" officeooo:paragraph-rsid="0013648a"/>
    </style:style>
    <style:style style:name="P7" style:family="paragraph" style:parent-style-name="Standard">
      <style:text-properties style:font-name="Linux Biolinum G" officeooo:rsid="0013648a" officeooo:paragraph-rsid="0013648a"/>
    </style:style>
    <style:style style:name="P8" style:family="paragraph" style:parent-style-name="Standard">
      <style:text-properties style:font-name="Linux Biolinum G" officeooo:rsid="0014e568" officeooo:paragraph-rsid="0014e568"/>
    </style:style>
    <style:style style:name="P9" style:family="paragraph" style:parent-style-name="Standard">
      <style:text-properties style:font-name="Linux Biolinum G" officeooo:rsid="0014fbd3" officeooo:paragraph-rsid="0014fbd3"/>
    </style:style>
    <style:style style:name="P10" style:family="paragraph" style:parent-style-name="Standard">
      <style:text-properties style:font-name="Linux Biolinum G" officeooo:rsid="0014fbd3" officeooo:paragraph-rsid="00168c93"/>
    </style:style>
    <style:style style:name="P11" style:family="paragraph" style:parent-style-name="Standard">
      <style:text-properties style:font-name="Linux Biolinum G" fo:font-size="14pt" style:text-underline-style="solid" style:text-underline-width="bold" style:text-underline-color="#ff0000" officeooo:rsid="00114de1" officeooo:paragraph-rsid="00114de1"/>
    </style:style>
    <style:style style:name="P12" style:family="paragraph" style:parent-style-name="Standard">
      <style:text-properties style:font-name="Linux Biolinum G" fo:font-size="14pt" style:text-underline-style="solid" style:text-underline-width="bold" style:text-underline-color="#ff0000" officeooo:rsid="00114de1" officeooo:paragraph-rsid="00125be6"/>
    </style:style>
    <style:style style:name="P13" style:family="paragraph" style:parent-style-name="Standard">
      <style:text-properties style:font-name="Linux Biolinum G" fo:font-size="14pt" style:text-underline-style="solid" style:text-underline-width="bold" style:text-underline-color="#ff0000" officeooo:rsid="00114de1" officeooo:paragraph-rsid="0013648a"/>
    </style:style>
    <style:style style:name="P14" style:family="paragraph" style:parent-style-name="Standard">
      <style:text-properties style:font-name="Linux Biolinum G" fo:font-size="14pt" style:text-underline-style="solid" style:text-underline-width="bold" style:text-underline-color="#ff0000" officeooo:rsid="00114de1" officeooo:paragraph-rsid="0014e568"/>
    </style:style>
    <style:style style:name="P15" style:family="paragraph" style:parent-style-name="Standard">
      <style:text-properties style:font-name="Linux Biolinum G" fo:font-size="14pt" style:text-underline-style="solid" style:text-underline-width="bold" style:text-underline-color="#ff0000" officeooo:rsid="00114de1" officeooo:paragraph-rsid="0014fbd3"/>
    </style:style>
    <style:style style:name="P16" style:family="paragraph" style:parent-style-name="Standard">
      <style:paragraph-properties fo:text-align="center" style:justify-single-word="false"/>
      <style:text-properties style:font-name="Linux Biolinum G" fo:font-size="16pt" style:text-underline-style="solid" style:text-underline-type="double" style:text-underline-width="auto" style:text-underline-color="#ff0000" officeooo:rsid="00114de1" officeooo:paragraph-rsid="00114de1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4de1"/>
    </style:style>
    <style:style style:name="T2" style:family="text">
      <style:text-properties officeooo:rsid="00125be6"/>
    </style:style>
    <style:style style:name="T3" style:family="text">
      <style:text-properties officeooo:rsid="0013648a"/>
    </style:style>
    <style:style style:name="T4" style:family="text">
      <style:text-properties officeooo:rsid="0014e568"/>
    </style:style>
    <style:style style:name="T5" style:family="text">
      <style:text-properties officeooo:rsid="00168c93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hapitre 6 partie 1/2 : Pourcentage</text:p>
      <text:p text:style-name="P4"/>
      <text:p text:style-name="P11">0.Introduction</text:p>
      <text:p text:style-name="P4"/>
      <text:p text:style-name="P4">Proportion = nombre compris en 0 et 1.</text:p>
      <text:p text:style-name="P5"><text:span text:style-name="T1">% = proportion </text:span>× <text:s/><text:span text:style-name="T1">100</text:span></text:p>
      <text:p text:style-name="P5"/>
      <text:p text:style-name="P11">1. Pourcentage de pourcentage</text:p>
      <text:p text:style-name="P4"/>
      <text:p text:style-name="P4">On multiplie les % entre eux. </text:p>
      <text:p text:style-name="P5"><text:span text:style-name="T1">Ex : Il y </text:span><text:span text:style-name="T2">a </text:span><text:span text:style-name="T1">12 % <text:s/></text:span><text:span text:style-name="T2">de cahiers jaunes dans le casier. Parmis eux, il y en a 20 % qui ont un protège cahier. Il y a 12% </text:span>× <text:span text:style-name="T2">20 % = 2,4 % de cahiers jaunes protégés.</text:span></text:p>
      <text:p text:style-name="P5"/>
      <text:p text:style-name="P12">2. Coefficient multiplicateur (CM)</text:p>
      <text:p text:style-name="P6"/>
      <text:p text:style-name="P6">Ils permettent de passer d’une valeur initiale à une valeur finale. Si c’est une augmentation, le CM est <draw:g text:anchor-type="as-char" svg:y="-0.554cm" draw:z-index="1" draw:style-name="gr1"><svg:title>TexMaths</svg:title><svg:desc>12§display§1+\frac{t}{100}\: \texttt{ou}\: 1+ t \:\%§svg§600§FALSE§</svg:desc><draw:g draw:style-name="gr2"><draw:path draw:style-name="gr112" draw:text-style-name="P17" svg:width="3.343cm" svg:height="0.802cm" svg:x="0.001cm" svg:y="0.022cm" svg:viewBox="0 0 3344 803" svg:d="M0 0c1115 0 2230 0 3344 0 0 268 0 535 0 803-1114 0-2229 0-3344 0 0-268 0-535 0-803z"><text:p/></draw:path><draw:path draw:style-name="gr113" draw:text-style-name="P18" svg:width="0.138cm" svg:height="0.279cm" svg:x="0.016cm" svg:y="0.269cm" svg:viewBox="0 0 139 280" svg:d="M86 11c0-11 0-11-9-11-27 26-63 26-77 26 0 5 0 9 0 14 8 0 34 0 55-11 0 73 0 145 0 218 0 15-1 21-38 21-5 0-10 0-15 0 0 3 0 7 0 12 16-2 52-2 69-2s54 0 68 2c0-5 0-9 0-12-5 0-8 0-13 0-38 0-40-5-40-21 0-79 0-157 0-236z"><text:p/></draw:path><draw:path draw:style-name="gr114" draw:text-style-name="P18" svg:width="0.28cm" svg:height="0.28cm" svg:x="0.307cm" svg:y="0.303cm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115" draw:text-style-name="P18" svg:width="0.129cm" svg:height="0.268cm" svg:x="1.005cm" svg:y="0cm" svg:viewBox="0 0 130 269" svg:d="M78 95c13 0 26 0 40 0 8 0 12 0 12-9 0-4-4-4-12-4-12 0-26 0-38 0 16-59 18-68 18-71 0-6-4-11-12-11-1 0-13 0-16 16-6 21-11 44-17 66-13 0-27 0-40 0-8 0-13 0-13 8 0 5 4 5 12 5 12 0 25 0 37 0-30 120-32 127-32 134 0 23 17 40 39 40 44 0 68-63 68-65 0-5-4-5-6-5-4 0-4 1-6 6-18 45-41 54-56 54-8 0-12-6-12-19 0-11 0-13 3-20 11-42 20-83 31-125z"><text:p/></draw:path><draw:path draw:style-name="gr116" draw:text-style-name="P18" svg:width="0.631cm" svg:height="0.016cm" svg:x="0.756cm" svg:y="0.435cm" svg:viewBox="0 0 632 17" svg:d="M0 0c211 0 421 0 632 0 0 6 0 11 0 17-211 0-421 0-632 0 0-6 0-11 0-17z"><text:p/></draw:path><draw:path draw:style-name="gr117" draw:text-style-name="P18" svg:width="0.138cm" svg:height="0.28cm" svg:x="0.793cm" svg:y="0.556cm" svg:viewBox="0 0 139 281" svg:d="M88 12c0-11 0-12-11-12-25 28-63 28-77 28 0 4 0 8 0 13 10 0 34 0 56-11 0 73 0 145 0 218 0 15-2 20-39 20-5 0-9 0-13 0 0 3 0 8 0 13 14-1 50-1 68-1 17 0 53 0 67 1 0-5 0-10 0-13-5 0-8 0-13 0-37 0-38-4-38-20 0-79 0-157 0-236z"><text:p/></draw:path><draw:path draw:style-name="gr118" draw:text-style-name="P18" svg:width="0.175cm" svg:height="0.289cm" svg:x="0.984cm" svg:y="0.556cm" svg:viewBox="0 0 176 290" svg:d="M176 146c0-33-1-67-16-98-20-41-54-48-71-48-25 0-57 12-73 50-15 29-16 63-16 96 0 32 1 70 18 102 18 34 49 42 70 42 22 0 55-8 73-49 14-29 15-61 15-95zM88 281c-16 0-41-11-48-51-5-25-5-64-5-88 0-28 0-56 3-78 8-51 40-54 50-54 14 0 42 7 50 49 4 24 4 56 4 83 0 31 0 60-5 86-6 41-30 53-49 53z"><text:p/></draw:path><draw:path draw:style-name="gr119" draw:text-style-name="P18" svg:width="0.177cm" svg:height="0.289cm" svg:x="1.194cm" svg:y="0.556cm" svg:viewBox="0 0 178 290" svg:d="M178 146c0-33-3-67-17-98-19-41-54-48-72-48-25 0-55 12-73 50-14 29-16 63-16 96 0 32 2 70 19 102 18 34 49 42 70 42 23 0 55-8 73-49 13-29 16-61 16-95zM89 281c-17 0-41-11-49-51-5-25-5-64-5-88 0-28 0-56 3-78 9-51 40-54 51-54 14 0 42 7 49 49 5 24 5 56 5 83 0 31 0 60-5 86-6 41-30 53-49 53z"><text:p/></draw:path><draw:path draw:style-name="gr120" draw:text-style-name="P18" svg:width="0.172cm" svg:height="0.187cm" svg:x="1.556cm" svg:y="0.364cm" svg:viewBox="0 0 173 188" svg:d="M173 95c0-53-40-95-87-95-48 0-86 42-86 95s40 93 86 93 87-40 87-93zM86 162c-31 0-56-31-56-71 0-38 28-66 56-66 32 0 58 28 58 66 0 40-26 71-58 71z"><text:p/></draw:path><draw:path draw:style-name="gr121" draw:text-style-name="P18" svg:width="0.21cm" svg:height="0.184cm" svg:x="1.758cm" svg:y="0.367cm" svg:viewBox="0 0 211 185" svg:d="M146 168c0 13 9 13 17 13 10 0 21 0 30 0 7 0 18 0 18-12 0-13-11-13-17-13s-13 0-19 0c0-47 0-92 0-139 0-12-2-17-17-17-10 0-20 0-31 0-6 0-17 0-17 13 0 12 11 12 17 12s13 0 19 0c0 30 0 60 0 90 0 39-34 43-48 43-33 0-33-14-33-27 0-39 0-76 0-114 0-12-3-17-17-17-11 0-20 0-31 0-6 0-17 0-17 13 0 12 11 12 17 12s13 0 19 0c0 36 0 72 0 108 0 41 29 52 60 52 17 0 35-5 50-17z"><text:p/></draw:path><draw:path draw:style-name="gr122" draw:text-style-name="P18" svg:width="0.138cm" svg:height="0.279cm" svg:x="2.106cm" svg:y="0.26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123" draw:text-style-name="P18" svg:width="0.279cm" svg:height="0.28cm" svg:x="2.396cm" svg:y="0.303cm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124" draw:text-style-name="P18" svg:width="0.127cm" svg:height="0.267cm" svg:x="2.804cm" svg:y="0.286cm" svg:viewBox="0 0 128 268" svg:d="M77 95c13 0 26 0 39 0 9 0 12 0 12-9 0-4-3-4-10-4-12 0-26 0-38 0 15-60 17-69 17-71 0-7-5-11-12-11-1 0-13 0-17 14-6 23-10 45-16 68-14 0-27 0-40 0-8 0-12 0-12 8 0 5 2 5 11 5 12 0 25 0 37 0-30 120-31 127-31 134 0 23 15 39 38 39 43 0 67-62 67-65 0-4-3-4-4-4-5 0-5 1-8 6-18 43-39 54-54 54-9 0-13-6-13-20 0-10 0-13 3-19 10-42 20-83 31-125z"><text:p/></draw:path><draw:path draw:style-name="gr125" draw:text-style-name="P18" svg:width="0.303cm" svg:height="0.339cm" svg:x="3.063cm" svg:y="0.233cm" svg:viewBox="0 0 304 340" svg:d="M265 16c3-4 4-5 4-8 0-4-4-8-9-8-4 0-6 2-9 6-21 29-49 40-79 40s-57-10-80-33c-8-7-16-13-30-13-32 0-62 36-62 85 0 51 30 85 62 85 30 0 54-38 54-85 0-6 0-25-8-48 28 16 48 18 64 18 32 0 54-13 56-14-64 93-126 187-190 282-3 6-3 7-3 8 0 5 3 9 8 9 4 0 5-2 9-6 70-107 142-213 213-318zM62 161c-8 0-36-6-36-76 0-71 28-75 36-75 23 0 45 31 45 75 0 46-23 76-45 76zM250 330c-9 0-38-5-38-76 0-69 28-75 38-75 21 0 43 31 43 75 0 46-22 76-43 76zM304 254c0-48-26-84-56-84-31 0-61 35-61 84 0 52 30 86 61 86 32 0 56-38 56-86z"><text:p/></draw:path></draw:g></draw:g>, si c’est une diminution, c’est <draw:g text:anchor-type="as-char" svg:y="-0.554cm" draw:z-index="0" draw:style-name="gr1"><svg:title>TexMaths</svg:title><svg:desc>12§display§1-\frac{t}{100}\: \texttt{ou}\: 1- t\:\%§svg§600§FALSE§</svg:desc><draw:g draw:style-name="gr2"><draw:path draw:style-name="gr126" draw:text-style-name="P17" svg:width="3.343cm" svg:height="0.802cm" svg:x="0.001cm" svg:y="0.022cm" svg:viewBox="0 0 3344 803" svg:d="M0 0c1115 0 2230 0 3344 0 0 268 0 535 0 803-1114 0-2229 0-3344 0 0-268 0-535 0-803z"><text:p/></draw:path><draw:path draw:style-name="gr127" draw:text-style-name="P18" svg:width="0.138cm" svg:height="0.279cm" svg:x="0.016cm" svg:y="0.269cm" svg:viewBox="0 0 139 280" svg:d="M86 11c0-11 0-11-9-11-27 26-63 26-77 26 0 5 0 9 0 14 8 0 34 0 55-11 0 73 0 145 0 218 0 15-1 21-38 21-5 0-10 0-15 0 0 3 0 7 0 12 16-2 52-2 69-2s54 0 68 2c0-5 0-9 0-12-5 0-8 0-13 0-38 0-40-5-40-21 0-79 0-157 0-236z"><text:p/></draw:path><draw:path draw:style-name="gr128" draw:text-style-name="P18" svg:width="0.257cm" svg:height="0.016cm" svg:x="0.319cm" svg:y="0.435cm" svg:viewBox="0 0 258 17" svg:d="M242 17c8 0 16 0 16-9 0-8-8-8-16-8-75 0-152 0-228 0-7 0-14 0-14 8 0 9 7 9 14 9 76 0 153 0 228 0z"><text:p/></draw:path><draw:path draw:style-name="gr129" draw:text-style-name="P18" svg:width="0.129cm" svg:height="0.268cm" svg:x="1.005cm" svg:y="0cm" svg:viewBox="0 0 130 269" svg:d="M78 95c13 0 26 0 40 0 8 0 12 0 12-9 0-4-4-4-12-4-12 0-26 0-38 0 16-59 18-68 18-71 0-6-4-11-12-11-1 0-13 0-16 16-6 21-11 44-17 66-13 0-27 0-40 0-8 0-13 0-13 8 0 5 4 5 12 5 12 0 25 0 37 0-30 120-32 127-32 134 0 23 17 40 39 40 44 0 68-63 68-65 0-5-4-5-6-5-4 0-4 1-6 6-18 45-41 54-56 54-8 0-12-6-12-19 0-11 0-13 3-20 11-42 20-83 31-125z"><text:p/></draw:path><draw:path draw:style-name="gr130" draw:text-style-name="P18" svg:width="0.631cm" svg:height="0.016cm" svg:x="0.756cm" svg:y="0.435cm" svg:viewBox="0 0 632 17" svg:d="M0 0c211 0 421 0 632 0 0 6 0 11 0 17-211 0-421 0-632 0 0-6 0-11 0-17z"><text:p/></draw:path><draw:path draw:style-name="gr131" draw:text-style-name="P18" svg:width="0.138cm" svg:height="0.28cm" svg:x="0.793cm" svg:y="0.556cm" svg:viewBox="0 0 139 281" svg:d="M88 12c0-11 0-12-11-12-25 28-63 28-77 28 0 4 0 8 0 13 10 0 34 0 56-11 0 73 0 145 0 218 0 15-2 20-39 20-5 0-9 0-13 0 0 3 0 8 0 13 14-1 50-1 68-1 17 0 53 0 67 1 0-5 0-10 0-13-5 0-8 0-13 0-37 0-38-4-38-20 0-79 0-157 0-236z"><text:p/></draw:path><draw:path draw:style-name="gr132" draw:text-style-name="P18" svg:width="0.175cm" svg:height="0.289cm" svg:x="0.984cm" svg:y="0.556cm" svg:viewBox="0 0 176 290" svg:d="M176 146c0-33-1-67-16-98-20-41-54-48-71-48-25 0-57 12-73 50-15 29-16 63-16 96 0 32 1 70 18 102 18 34 49 42 70 42 22 0 55-8 73-49 14-29 15-61 15-95zM88 281c-16 0-41-11-48-51-5-25-5-64-5-88 0-28 0-56 3-78 8-51 40-54 50-54 14 0 42 7 50 49 4 24 4 56 4 83 0 31 0 60-5 86-6 41-30 53-49 53z"><text:p/></draw:path><draw:path draw:style-name="gr133" draw:text-style-name="P18" svg:width="0.177cm" svg:height="0.289cm" svg:x="1.194cm" svg:y="0.556cm" svg:viewBox="0 0 178 290" svg:d="M178 146c0-33-3-67-17-98-19-41-54-48-72-48-25 0-55 12-73 50-14 29-16 63-16 96 0 32 2 70 19 102 18 34 49 42 70 42 23 0 55-8 73-49 13-29 16-61 16-95zM89 281c-17 0-41-11-49-51-5-25-5-64-5-88 0-28 0-56 3-78 9-51 40-54 51-54 14 0 42 7 49 49 5 24 5 56 5 83 0 31 0 60-5 86-6 41-30 53-49 53z"><text:p/></draw:path><draw:path draw:style-name="gr134" draw:text-style-name="P18" svg:width="0.172cm" svg:height="0.187cm" svg:x="1.556cm" svg:y="0.364cm" svg:viewBox="0 0 173 188" svg:d="M173 95c0-53-40-95-87-95-48 0-86 42-86 95s40 93 86 93 87-40 87-93zM86 162c-31 0-56-31-56-71 0-38 28-66 56-66 32 0 58 28 58 66 0 40-26 71-58 71z"><text:p/></draw:path><draw:path draw:style-name="gr135" draw:text-style-name="P18" svg:width="0.21cm" svg:height="0.184cm" svg:x="1.758cm" svg:y="0.367cm" svg:viewBox="0 0 211 185" svg:d="M146 168c0 13 9 13 17 13 10 0 21 0 30 0 7 0 18 0 18-12 0-13-11-13-17-13s-13 0-19 0c0-47 0-92 0-139 0-12-2-17-17-17-10 0-20 0-31 0-6 0-17 0-17 13 0 12 11 12 17 12s13 0 19 0c0 30 0 60 0 90 0 39-34 43-48 43-33 0-33-14-33-27 0-39 0-76 0-114 0-12-3-17-17-17-11 0-20 0-31 0-6 0-17 0-17 13 0 12 11 12 17 12s13 0 19 0c0 36 0 72 0 108 0 41 29 52 60 52 17 0 35-5 50-17z"><text:p/></draw:path><draw:path draw:style-name="gr136" draw:text-style-name="P18" svg:width="0.138cm" svg:height="0.279cm" svg:x="2.106cm" svg:y="0.26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137" draw:text-style-name="P18" svg:width="0.257cm" svg:height="0.016cm" svg:x="2.407cm" svg:y="0.435cm" svg:viewBox="0 0 258 17" svg:d="M244 17c7 0 14 0 14-9 0-8-7-8-14-8-76 0-153 0-228 0-8 0-16 0-16 8 0 9 8 9 16 9 75 0 152 0 228 0z"><text:p/></draw:path><draw:path draw:style-name="gr138" draw:text-style-name="P18" svg:width="0.127cm" svg:height="0.267cm" svg:x="2.804cm" svg:y="0.286cm" svg:viewBox="0 0 128 268" svg:d="M77 95c13 0 26 0 39 0 9 0 12 0 12-9 0-4-3-4-10-4-12 0-26 0-38 0 15-60 17-69 17-71 0-7-5-11-12-11-1 0-13 0-17 14-6 23-10 45-16 68-14 0-27 0-40 0-8 0-12 0-12 8 0 5 2 5 11 5 12 0 25 0 37 0-30 120-31 127-31 134 0 23 15 39 38 39 43 0 67-62 67-65 0-4-3-4-4-4-5 0-5 1-8 6-18 43-39 54-54 54-9 0-13-6-13-20 0-10 0-13 3-19 10-42 20-83 31-125z"><text:p/></draw:path><draw:path draw:style-name="gr139" draw:text-style-name="P18" svg:width="0.303cm" svg:height="0.339cm" svg:x="3.063cm" svg:y="0.233cm" svg:viewBox="0 0 304 340" svg:d="M265 16c3-4 4-5 4-8 0-4-4-8-9-8-4 0-6 2-9 6-21 29-49 40-79 40s-57-10-80-33c-8-7-16-13-30-13-32 0-62 36-62 85 0 51 30 85 62 85 30 0 54-38 54-85 0-6 0-25-8-48 28 16 48 18 64 18 32 0 54-13 56-14-64 93-126 187-190 282-3 6-3 7-3 8 0 5 3 9 8 9 4 0 5-2 9-6 70-107 142-213 213-318zM62 161c-8 0-36-6-36-76 0-71 28-75 36-75 23 0 45 31 45 75 0 46-23 76-45 76zM250 330c-9 0-38-5-38-76 0-69 28-75 38-75 21 0 43 31 43 75 0 46-22 76-43 76zM304 254c0-48-26-84-56-84-31 0-61 35-61 84 0 52 30 86 61 86 32 0 56-38 56-86z"><text:p/></draw:path></draw:g></draw:g><text:s/>avec t le taux en %. <text:span text:style-name="T3">On multiplie ainsi la valeur initiale par le CM pour trouver la valeur finale.</text:span></text:p>
      <text:p text:style-name="P6"/>
      <text:p text:style-name="P13">3. Variation absolue et relative</text:p>
      <text:p text:style-name="P7"/>
      <text:p text:style-name="P8">Variation absolue = <draw:g text:anchor-type="as-char" svg:y="-0.288cm" draw:z-index="2" draw:style-name="gr1"><svg:title>TexMaths</svg:title><svg:desc>12§display§V_{finale}-V_{initiale}§svg§600§FALSE§</svg:desc><draw:g draw:style-name="gr2"><draw:path draw:style-name="gr94" draw:text-style-name="P17" svg:width="3.09cm" svg:height="0.364cm" svg:x="0.001cm" svg:y="0.023cm" svg:viewBox="0 0 3091 365" svg:d="M1546 365c-516 0-1031 0-1546 0 0-122 0-243 0-365 1031 0 2060 0 3091 0 0 122 0 243 0 365-515 0-1031 0-1545 0z"><text:p/></draw:path><draw:path draw:style-name="gr95" draw:text-style-name="P18" svg:width="0.299cm" svg:height="0.293cm" svg:x="0.003cm" svg:y="0.001cm" svg:viewBox="0 0 300 294" svg:d="M241 48c21-32 39-34 54-35 5 0 5-7 5-8 0-3-1-5-5-5-11 0-24 1-35 1-14 0-28-1-42-1-2 0-7 0-7 8 0 5 4 5 6 5 12 1 19 5 19 15 0 6-3 10-6 15-43 68-86 137-129 204-10-73-19-148-29-221 0-7 10-13 30-13 5 0 10 0 10-8 0-4-3-5-6-5-17 0-35 1-52 1-7 0-16 0-23 0-8 0-15-1-23-1-3 0-8 0-8 8 0 5 4 5 11 5 23 0 24 4 25 15 11 86 23 172 34 257 1 8 2 9 8 9s8-2 11-7c50-79 102-159 152-239z"><text:p/></draw:path><draw:path draw:style-name="gr96" draw:text-style-name="P18" svg:width="0.156cm" svg:height="0.265cm" svg:x="0.247cm" svg:y="0.144cm" svg:viewBox="0 0 157 266" svg:d="M98 91c10 0 20 0 29 0 6 0 10 0 10-6 0-5-4-5-9-5-9 0-18 0-27 0 7-37 9-50 12-58 1-8 7-14 14-14 5 2 9 0 15 4-12 4-14 14-14 17 0 6 5 10 12 10 8 0 17-7 17-17 0-15-14-22-30-22-13 0-27 7-35 23-6 11-8 24-14 57-8 0-16 0-24 0-6 0-10 0-10 7 0 4 4 4 10 4 7 0 14 0 22 0 0 1-20 108-27 138-1 6-6 28-20 28-5-1-7 0-13-3 12-4 13-15 13-16 0-7-5-12-12-12-9 0-17 7-17 18 0 13 14 22 29 22 19 0 32-19 35-27 10-19 18-53 18-57 6-31 10-61 16-91z"><text:p/></draw:path><draw:path draw:style-name="gr97" draw:text-style-name="P18" svg:width="0.089cm" svg:height="0.196cm" svg:x="0.436cm" svg:y="0.155cm" svg:viewBox="0 0 90 197" svg:d="M82 12c0-5-4-12-11-12-9 0-17 8-17 17 0 5 4 11 12 11s16-9 16-16zM22 160c-2 4-3 8-3 12 0 15 12 25 28 25 30 0 43-40 43-44 0-3-4-3-5-3-5 0-5 1-6 4-7 23-19 35-31 35-6 0-7-3-7-9 0-8 2-12 5-20 2-7 6-15 9-22 3-8 13-35 15-39 1-2 1-6 1-8 0-14-12-25-28-25-29 0-43 39-43 44 0 4 4 3 5 4 5 0 5-1 6-4 7-26 20-36 31-36 5 0 7 3 7 10s-1 11-8 30c-6 15-13 31-19 46z"><text:p/></draw:path><draw:path draw:style-name="gr98" draw:text-style-name="P18" svg:width="0.179cm" svg:height="0.131cm" svg:x="0.556cm" svg:y="0.219cm" svg:viewBox="0 0 180 132" svg:d="M22 110c-2 5-2 7-3 12 0 7 5 10 10 10s9-4 12-6c2-3 3-12 5-18 1-6 4-19 6-27 2-7 3-13 6-20 2-12 3-14 12-26 8-12 21-27 44-27 17 0 17 15 17 21 0 16-12 50-17 62-4 8-5 11-5 16 0 15 13 25 28 25 30 0 43-41 43-45 0-3-4-3-5-3-3 0-5 1-6 5-6 22-19 34-31 34-6 0-7-3-7-9 0-7 1-11 7-24 4-10 16-41 16-56 0-29-23-34-39-34-25 0-41 14-50 26-1-20-19-26-31-26-14 0-20 8-24 16-6 10-10 27-10 28 0 4 4 4 5 4 3 0 5 0 6-9 5-16 11-31 21-31 9 0 10 6 10 15 0 5-4 15-5 24-2 8-5 20-6 26-3 12-6 24-9 37z"><text:p/></draw:path><draw:path draw:style-name="gr99" draw:text-style-name="P18" svg:width="0.149cm" svg:height="0.131cm" svg:x="0.769cm" svg:y="0.219cm" svg:viewBox="0 0 150 132" svg:d="M106 17c-6-10-16-17-30-17-38 0-76 41-76 84 0 27 19 48 44 48 16 0 30-9 42-21 5 18 23 21 30 21 11 0 18-6 24-16 6-11 10-27 10-29 0-3-4-3-5-3-3 0-3 1-6 8-3 15-9 31-21 31-9 0-10-6-10-14 0-5 2-16 4-23 2-8 6-20 7-26 2-7 3-16 6-23 1-7 5-21 5-23 0-6-5-9-10-9s-12 3-14 12zM88 92c-3 9-9 15-16 21-2 2-14 10-26 10s-22-7-22-27c0-16 8-48 14-60 15-24 29-28 38-28 20 0 26 22 26 26 0 1 0 3-1 3-5 18-9 36-13 55z"><text:p/></draw:path><draw:path draw:style-name="gr100" draw:text-style-name="P18" svg:width="0.065cm" svg:height="0.205cm" svg:x="0.951cm" svg:y="0.146cm" svg:viewBox="0 0 66 206" svg:d="M65 8c1 0 1-3 1-4 0-2-1-4-5-4-5 0-30 2-37 2-2 0-6 2-6 8 0 3 4 3 7 3 15 0 15 3 15 5s-2 4-2 6c-12 48-25 96-37 145 0 3-1 7-1 9 0 19 17 28 31 28 7 0 16-3 24-16 6-10 10-27 10-28 0-4-3-3-4-4-5 0-5 1-6 6-5 16-9 33-23 33-7 0-9-7-9-14 0-2 1-8 1-12 13-55 28-109 41-163z"><text:p/></draw:path><draw:path draw:style-name="gr101" draw:text-style-name="P18" svg:width="0.125cm" svg:height="0.131cm" svg:x="1.062cm" svg:y="0.219cm" svg:viewBox="0 0 126 132" svg:d="M46 62c8 0 32-1 48-6 21-8 26-21 26-31 0-15-17-25-37-25-35 0-83 26-83 77 0 30 18 55 53 55 50 0 73-29 73-33 0-2-2-6-5-6-2 0-2 2-5 4-22 26-57 26-62 26-18 0-30-10-30-34 0-5 0-11 4-27 6 0 12 0 18 0zM30 54c12-42 44-46 53-46 13 0 24 6 24 17 0 29-49 29-63 29-4 0-9 0-14 0z"><text:p/></draw:path><draw:path draw:style-name="gr102" draw:text-style-name="P18" svg:width="0.257cm" svg:height="0.016cm" svg:x="1.351cm" svg:y="0.175cm" svg:viewBox="0 0 258 17" svg:d="M244 17c7 0 14 0 14-9 0-8-7-8-14-8-76 0-153 0-228 0-8 0-16 0-16 8 0 9 8 9 16 9 75 0 152 0 228 0z"><text:p/></draw:path><draw:path draw:style-name="gr103" draw:text-style-name="P18" svg:width="0.3cm" svg:height="0.293cm" svg:x="1.76cm" svg:y="0.001cm" svg:viewBox="0 0 301 294" svg:d="M241 48c21-32 39-34 54-35 5 0 6-7 6-8 0-3-2-5-6-5-11 0-23 1-35 1-13 0-27-1-40-1-4 0-9 0-9 8 0 5 4 5 6 5 12 1 21 5 21 15 0 6-5 10-8 15-43 68-85 137-128 204-10-73-19-148-29-221 0-7 10-13 29-13 6 0 11 0 11-8 0-4-4-5-6-5-17 0-35 1-53 1-7 0-16 0-23 0s-15-1-23-1c-3 0-8 0-8 8 0 5 4 5 11 5 24 0 24 4 25 15 11 86 23 172 34 257 1 8 2 9 8 9s8-2 12-7c50-79 101-159 151-239z"><text:p/></draw:path><draw:path draw:style-name="gr104" draw:text-style-name="P18" svg:width="0.089cm" svg:height="0.196cm" svg:x="1.996cm" svg:y="0.155cm" svg:viewBox="0 0 90 197" svg:d="M82 12c0-5-4-12-12-12s-16 8-16 17c0 5 4 11 11 11 9 0 17-9 17-16zM22 160c-2 4-3 8-3 12 0 15 12 25 28 25 30 0 43-40 43-44 0-3-4-2-5-3-5 0-5 1-6 4-7 23-20 35-31 35-6 0-7-3-7-9 0-8 1-12 5-20 2-7 6-15 9-22 3-8 13-35 15-39 0-2 1-6 1-8 0-14-12-25-28-25-30 0-43 39-43 44 0 4 4 4 5 4 5 0 5-1 6-4 7-26 20-36 31-36 5 0 7 3 7 10s-1 11-9 30c-6 15-12 31-18 46z"><text:p/></draw:path><draw:path draw:style-name="gr105" draw:text-style-name="P18" svg:width="0.18cm" svg:height="0.131cm" svg:x="2.115cm" svg:y="0.219cm" svg:viewBox="0 0 181 132" svg:d="M23 110c-1 5-3 7-4 12 0 7 6 10 11 10s8-4 11-6c2-3 5-12 6-18s5-19 6-27c2-7 3-13 5-20 3-12 4-14 13-26 8-12 21-27 44-27 17 0 17 15 17 21 0 16-12 50-17 62-3 8-5 11-5 16 0 15 14 25 28 25 30 0 43-41 43-45 0-3-3-2-5-3-4 0-4 1-6 5-7 22-19 34-31 34-6 0-7-3-7-9 0-7 1-11 7-24 3-10 16-41 16-56 0-29-23-34-39-34-25 0-42 14-50 26-2-20-19-26-31-26-13 0-21 8-24 16-6 10-11 27-11 28 0 4 5 4 6 4 4 0 4 0 6-9 5-16 10-31 22-31 7 0 9 6 9 15 0 5-2 15-5 24-2 8-4 20-6 26-3 12-6 24-9 37z"><text:p/></draw:path><draw:path draw:style-name="gr106" draw:text-style-name="P18" svg:width="0.089cm" svg:height="0.196cm" svg:x="2.324cm" svg:y="0.155cm" svg:viewBox="0 0 90 197" svg:d="M82 12c0-5-4-12-12-12s-16 8-16 17c0 5 4 11 11 11 9 0 17-9 17-16zM22 160c-2 4-3 8-3 12 0 15 12 25 28 25 30 0 43-40 43-44 0-3-4-2-5-3-5 0-5 1-6 4-7 23-19 35-31 35-6 0-7-3-7-9 0-8 1-12 5-20 2-7 6-15 9-22 3-8 13-35 15-39 0-2 1-6 1-8 0-14-12-25-28-25-30 0-43 39-43 44 0 4 4 3 5 4 5 0 5-1 6-4 7-26 20-36 31-36 5 0 7 3 7 10s-1 11-8 30c-6 15-13 31-19 46z"><text:p/></draw:path><draw:path draw:style-name="gr107" draw:text-style-name="P18" svg:width="0.099cm" svg:height="0.185cm" svg:x="2.442cm" svg:y="0.168cm" svg:viewBox="0 0 100 186" svg:d="M60 67c10 0 20 0 30 0 6 0 10 0 10-6 0-5-4-5-9-5-9 0-18 0-27 0 3-14 7-28 10-43 0-1 0-3 0-5 0-4-3-8-9-8-7 0-12 5-13 12-3 7 1-6-12 44-10 0-21 0-30 0-6 0-10 0-10 7 0 4 4 4 10 4 9 0 18 0 27 0-6 23-12 46-18 69-1 8-3 18-3 22 0 17 14 28 31 28 32 0 51-41 51-45 0-3-3-3-4-3-4 0-4 0-6 4-9 20-24 35-40 35-6 0-11-3-11-14 0-3 1-9 3-12 7-29 13-56 20-84z"><text:p/></draw:path><draw:path draw:style-name="gr108" draw:text-style-name="P18" svg:width="0.088cm" svg:height="0.196cm" svg:x="2.571cm" svg:y="0.155cm" svg:viewBox="0 0 89 197" svg:d="M82 12c0-5-4-12-12-12-9 0-17 8-17 17 0 5 3 11 12 11 8 0 17-9 17-16zM22 160c-2 4-4 8-4 12 0 15 12 25 29 25 29 0 42-40 42-44 0-3-4-3-5-3-4 0-5 1-6 4-6 23-19 35-31 35-5 0-7-3-7-9 0-8 2-12 4-20 4-7 6-15 10-22 2-8 13-35 14-39 2-2 3-6 3-8 0-14-12-25-29-25-29 0-42 39-42 44 0 4 4 4 5 4 3 0 3-1 5-4 8-26 20-36 32-36 4 0 7 3 7 10s-2 11-9 30c-6 15-12 31-18 46z"><text:p/></draw:path><draw:path draw:style-name="gr109" draw:text-style-name="P18" svg:width="0.15cm" svg:height="0.131cm" svg:x="2.694cm" svg:y="0.219cm" svg:viewBox="0 0 151 132" svg:d="M107 17c-6-10-16-17-30-17-39 0-77 41-77 84 0 27 19 48 46 48 15 0 30-9 40-21 6 18 23 21 32 21 10 0 18-6 22-16 8-11 11-27 11-29 0-3-3-3-5-3-4 0-4 1-7 8-2 15-8 31-20 31-9 0-11-6-11-14 0-5 2-16 5-23 2-8 5-20 7-26 1-7 4-16 5-23 2-7 6-21 6-23 0-6-6-9-11-9s-11 3-13 12zM88 92c-2 9-9 15-15 21-2 2-14 10-27 10-11 0-22-7-22-27 0-16 8-48 16-60 13-24 28-28 37-28 20 0 26 22 26 26 0 1-1 2-1 3-5 18-10 36-14 55z"><text:p/></draw:path><draw:path draw:style-name="gr110" draw:text-style-name="P18" svg:width="0.065cm" svg:height="0.205cm" svg:x="2.877cm" svg:y="0.146cm" svg:viewBox="0 0 66 206" svg:d="M65 8c0-1 1-3 1-4 0-2-1-4-5-4-6 0-30 2-37 2-2 0-6 2-6 8 0 3 4 3 7 3 13 0 13 3 13 5s0 4 0 6c-12 48-25 96-37 145-1 3-1 7-1 9 0 19 17 28 31 28 7 0 16-3 24-16 6-10 10-27 10-28 0-4-4-4-5-4-4 0-5 1-6 6-4 16-10 33-22 33-8 0-10-7-10-14 0-2 1-8 2-12 13-55 28-109 41-163z"><text:p/></draw:path><draw:path draw:style-name="gr111" draw:text-style-name="P18" svg:width="0.125cm" svg:height="0.131cm" svg:x="2.988cm" svg:y="0.219cm" svg:viewBox="0 0 126 132" svg:d="M46 62c8 0 31-1 48-6 21-8 25-21 25-31 0-15-16-25-36-25-36 0-83 26-83 77 0 30 18 55 53 55 49 0 73-29 73-33 0-2-2-6-5-6-2 0-2 2-5 4-24 26-57 26-63 26-17 0-29-10-29-34 0-5 0-11 4-27 6 0 12 0 18 0zM30 54c12-42 44-46 53-46 13 0 24 6 24 17 0 29-51 29-63 29-4 0-9 0-14 0z"><text:p/></draw:path></draw:g></draw:g></text:p>
      <text:p text:style-name="P8">Variation relative = taux d’évolution = <text:s/><draw:g text:anchor-type="as-char" svg:y="-0.575cm" draw:z-index="3" draw:style-name="gr1"><svg:title>TexMaths</svg:title><svg:desc>12§display§\frac{V_{finale}-V_{initiale}}{V_{initiale}}§svg§600§FALSE§</svg:desc><draw:g draw:style-name="gr2"><draw:path draw:style-name="gr66" draw:text-style-name="P17" svg:width="3.126cm" svg:height="0.884cm" svg:x="0.022cm" svg:y="0.022cm" svg:viewBox="0 0 3127 885" svg:d="M1564 885c-522 0-1043 0-1564 0 0-295 0-590 0-885 1042 0 2085 0 3127 0 0 295 0 590 0 885-521 0-1042 0-1563 0z"><text:p/></draw:path><draw:path draw:style-name="gr67" draw:text-style-name="P18" svg:width="0.299cm" svg:height="0.297cm" svg:x="0.025cm" svg:y="0.001cm" svg:viewBox="0 0 300 298" svg:d="M241 48c21-32 39-34 54-35 5 0 5-7 5-8 0-3-1-5-5-5-11 0-24 1-35 1-14 0-28-1-42-1-2 0-7 0-7 8 0 5 4 5 6 5 12 1 19 5 19 15 0 6-3 10-6 15-43 69-86 137-129 206-10-75-19-148-29-223 0-7 10-13 30-13 5 0 10 0 10-8 0-4-3-5-6-5-17 0-35 1-52 1-7 0-16 0-23 0-8 0-15-1-23-1-3 0-8 0-8 8 0 5 4 5 11 5 23 0 24 4 25 15 11 86 23 173 34 260 1 9 2 10 8 10s8-3 11-7c50-82 102-163 152-243z"><text:p/></draw:path><draw:path draw:style-name="gr68" draw:text-style-name="P18" svg:width="0.156cm" svg:height="0.267cm" svg:x="0.269cm" svg:y="0.145cm" svg:viewBox="0 0 157 268" svg:d="M98 91c10 0 20 0 29 0 6 0 10 0 10-7 0-4-4-4-9-4-9 0-18 0-27 0 7-37 9-51 12-60 1-6 7-12 14-12 5 2 9 0 15 4-12 4-14 14-14 16 0 6 5 10 12 10 8 0 17-6 17-18 0-13-14-20-30-20-13 0-27 7-35 22-6 10-8 24-14 58-8 0-16 0-24 0-6 0-10 0-10 6 0 5 4 5 10 5 7 0 14 0 22 0 0 1-20 108-27 140-1 6-6 28-20 28-5-1-7 0-13-3 12-4 13-15 13-16 0-7-5-12-12-12-9 0-17 7-17 18 0 15 14 22 29 22 19 0 31-19 35-27 10-19 18-55 18-58 6-30 10-62 16-92z"><text:p/></draw:path><draw:path draw:style-name="gr69" draw:text-style-name="P18" svg:width="0.089cm" svg:height="0.197cm" svg:x="0.458cm" svg:y="0.157cm" svg:viewBox="0 0 90 198" svg:d="M82 11c0-5-4-11-11-11-9 0-17 7-17 16 0 4 4 12 12 12s16-9 16-17zM22 161c-2 4-3 7-3 12 0 14 12 25 28 25 30 0 43-41 43-44 0-5-4-5-5-5-5 0-5 2-6 6-7 23-19 35-31 35-6 0-7-4-7-10 0-7 2-13 5-19 2-8 6-16 9-24 3-7 13-34 15-37 1-3 1-6 1-10 0-13-12-25-28-25-29 0-43 41-43 45s4 3 5 4c5 0 5-1 6-5 7-25 20-36 31-36 5 0 7 3 7 11 0 7-1 11-8 29-6 15-13 32-19 48z"><text:p/></draw:path><draw:path draw:style-name="gr70" draw:text-style-name="P18" svg:width="0.179cm" svg:height="0.132cm" svg:x="0.578cm" svg:y="0.222cm" svg:viewBox="0 0 180 133" svg:d="M22 112c-2 3-2 8-3 12 0 7 5 9 10 9s9-3 12-6c2-2 3-12 5-18 1-6 4-19 6-27 2-6 3-12 6-20 2-12 3-14 12-26 8-12 21-28 44-28 17 0 17 16 17 21 0 18-12 51-17 63-4 9-5 11-5 16 0 16 13 25 28 25 30 0 43-41 43-44 0-5-4-5-5-5-5 0-5 2-6 6-6 23-19 35-31 35-6 0-7-4-7-10 0-7 1-11 7-24 4-9 16-41 16-57 0-28-23-34-39-34-25 0-41 16-50 28-3-21-19-28-31-28-14 0-20 10-24 17-6 11-10 27-10 29 0 3 4 3 5 3 3 0 3-1 6-8 5-18 11-33 21-33 9 0 10 8 10 15 0 6-4 17-5 25-2 7-5 19-6 26-3 12-6 26-9 38z"><text:p/></draw:path><draw:path draw:style-name="gr71" draw:text-style-name="P18" svg:width="0.149cm" svg:height="0.132cm" svg:x="0.791cm" svg:y="0.222cm" svg:viewBox="0 0 150 133" svg:d="M106 18c-6-10-16-18-30-18-38 0-76 42-76 84 0 29 19 49 44 49 16 0 30-8 42-20 5 18 23 20 30 20 11 0 18-6 23-15 7-11 11-28 11-29 0-5-4-5-5-5-3 0-5 1-6 10-3 14-9 31-21 31-9 0-10-6-10-15 0-4 2-15 4-22 2-9 6-21 7-27 2-7 3-15 6-23 1-7 5-21 5-22 0-8-5-10-10-10s-12 4-14 12zM88 94c-3 8-9 14-16 20-2 1-14 11-26 11s-22-7-22-28c0-17 8-49 14-60 15-24 29-29 38-29 20 0 26 23 26 27 0 1 0 2-1 3-5 18-9 38-13 56z"><text:p/></draw:path><draw:path draw:style-name="gr72" draw:text-style-name="P18" svg:width="0.065cm" svg:height="0.207cm" svg:x="0.973cm" svg:y="0.147cm" svg:viewBox="0 0 66 208" svg:d="M65 10c1-2 1-4 1-5 0-3-1-5-5-5-5 0-30 2-37 4-2 0-6 0-6 6 0 4 4 4 7 4 15 0 15 2 15 4s-2 5-2 7c-12 48-25 97-37 146 0 3-1 6-1 9 0 19 17 28 31 28 7 0 16-3 24-16 6-11 10-27 10-29 0-4-4-4-5-4-4 0-4 2-5 7-5 15-9 33-23 33-8 0-9-7-9-14 0-2 0-8 1-12 13-54 28-109 41-163z"><text:p/></draw:path><draw:path draw:style-name="gr73" draw:text-style-name="P18" svg:width="0.125cm" svg:height="0.132cm" svg:x="1.084cm" svg:y="0.222cm" svg:viewBox="0 0 126 133" svg:d="M46 64c8 0 32-2 48-6 21-9 26-23 26-32 0-16-17-26-37-26-35 0-83 28-83 78 0 30 18 55 53 55 50 0 73-29 73-33 0-2-2-5-5-5-2 0-2 1-5 3-22 27-57 27-62 27-18 0-30-11-30-35 0-5 0-11 4-26 6 0 12 0 18 0zM30 55c12-43 44-47 53-47 13 0 24 8 24 18 0 29-49 29-63 29-4 0-9 0-14 0z"><text:p/></draw:path><draw:path draw:style-name="gr74" draw:text-style-name="P18" svg:width="0.257cm" svg:height="0.016cm" svg:x="1.373cm" svg:y="0.175cm" svg:viewBox="0 0 258 17" svg:d="M244 17c7 0 14 0 14-9 0-8-7-8-14-8-76 0-153 0-228 0-8 0-16 0-16 8 0 9 8 9 16 9 75 0 152 0 228 0z"><text:p/></draw:path><draw:path draw:style-name="gr75" draw:text-style-name="P18" svg:width="0.3cm" svg:height="0.297cm" svg:x="1.782cm" svg:y="0.001cm" svg:viewBox="0 0 301 298" svg:d="M241 48c21-32 39-34 54-35 5 0 6-7 6-8 0-3-2-5-6-5-11 0-23 1-35 1-13 0-27-1-42-1-2 0-7 0-7 8 0 5 4 5 6 5 12 1 21 5 21 15 0 6-5 10-8 15-43 69-86 137-129 206-10-75-18-148-28-223 0-7 10-13 29-13 6 0 11 0 11-8 0-4-4-5-6-5-17 0-35 1-53 1-7 0-16 0-23 0-8 0-15-1-23-1-3 0-8 0-8 8 0 5 4 5 11 5 24 0 24 4 25 15 11 86 23 173 34 260 1 9 2 10 8 10s8-3 12-7c50-82 101-163 151-243z"><text:p/></draw:path><draw:path draw:style-name="gr76" draw:text-style-name="P18" svg:width="0.088cm" svg:height="0.197cm" svg:x="2.019cm" svg:y="0.157cm" svg:viewBox="0 0 89 198" svg:d="M82 11c0-5-4-11-12-11s-17 7-17 16c0 4 5 12 12 12 8 0 17-9 17-17zM22 161c-2 4-3 7-3 12 0 14 12 25 28 25 30 0 42-41 42-44 0-5-3-4-4-5-5 0-5 2-6 6-7 23-20 35-31 35-6 0-7-4-7-10 0-7 1-13 5-19 2-8 6-16 8-24 4-7 14-34 14-37 2-3 3-6 3-10 0-13-12-25-28-25-30 0-43 41-43 45s4 4 5 4c5 0 5-1 6-5 7-25 20-36 31-36 5 0 7 3 7 11 0 7-1 11-9 29-6 15-12 32-18 48z"><text:p/></draw:path><draw:path draw:style-name="gr77" draw:text-style-name="P18" svg:width="0.18cm" svg:height="0.132cm" svg:x="2.138cm" svg:y="0.222cm" svg:viewBox="0 0 181 133" svg:d="M23 112c-1 3-3 8-4 12 0 7 6 9 11 9s8-3 11-6c2-2 3-12 6-18 1-6 5-19 6-27 2-6 3-12 5-20 3-12 3-14 13-26 8-12 21-28 44-28 17 0 17 16 17 21 0 18-13 51-17 63-3 9-5 11-5 16 0 16 14 25 28 25 30 0 43-41 43-44 0-5-3-4-5-5-4 0-4 2-6 6-7 23-19 35-31 35-6 0-7-4-7-10 0-7 1-11 6-24 4-9 16-41 16-57 0-28-22-34-39-34-24 0-41 16-49 28-2-21-19-28-31-28-13 0-21 10-24 17-6 11-11 27-11 29 0 3 5 3 6 3 4 0 4-1 6-8 5-18 10-33 22-33 7 0 9 8 9 15 0 6-2 17-5 25-2 7-4 19-6 26-3 12-6 26-9 38z"><text:p/></draw:path><draw:path draw:style-name="gr78" draw:text-style-name="P18" svg:width="0.088cm" svg:height="0.197cm" svg:x="2.346cm" svg:y="0.157cm" svg:viewBox="0 0 89 198" svg:d="M82 11c0-5-4-11-12-11s-17 7-17 16c0 4 5 12 12 12 8 0 17-9 17-17zM22 161c-2 4-3 7-3 12 0 14 12 25 28 25 30 0 42-41 42-44 0-5-3-4-4-5-5 0-5 2-6 6-7 23-20 35-31 35-6 0-7-4-7-10 0-7 1-13 5-19 2-8 6-16 8-24 4-7 14-34 16-37 0-3 1-6 1-10 0-13-12-25-28-25-30 0-43 41-43 45s4 4 5 4c5 0 5-1 6-5 7-25 20-36 31-36 5 0 7 3 7 11 0 7-1 11-9 29-6 15-12 32-18 48z"><text:p/></draw:path><draw:path draw:style-name="gr79" draw:text-style-name="P18" svg:width="0.099cm" svg:height="0.186cm" svg:x="2.464cm" svg:y="0.168cm" svg:viewBox="0 0 100 187" svg:d="M60 68c10 0 20 0 30 0 6 0 10 0 10-7 0-3-4-3-9-3-9 0-18 0-27 0 3-15 7-30 10-45 0-1 0-2 0-3 0-5-3-10-9-10-7 0-12 5-15 13-1 7 3-7-10 45-10 0-21 0-30 0-6 0-10 0-10 6 0 4 4 4 10 4 9 0 18 0 27 0-6 23-12 47-18 70-1 7-3 18-3 22 0 17 14 27 31 27 32 0 51-40 51-44 0-5-3-5-4-5-4 0-4 1-6 6-9 19-24 35-40 35-6 0-11-4-11-14 0-3 1-9 3-12 7-28 13-57 20-85z"><text:p/></draw:path><draw:path draw:style-name="gr80" draw:text-style-name="P18" svg:width="0.089cm" svg:height="0.197cm" svg:x="2.593cm" svg:y="0.157cm" svg:viewBox="0 0 90 198" svg:d="M83 11c0-5-4-11-12-11-9 0-17 7-17 16 0 4 4 12 12 12s17-9 17-17zM22 161c-2 4-3 7-3 12 0 14 12 25 29 25 29 0 42-41 42-44 0-5-4-5-5-5-3 0-5 2-6 6-6 23-19 35-31 35-6 0-7-4-7-10 0-7 2-13 5-19 3-8 6-16 9-24 3-7 13-34 15-37 1-3 1-6 1-10 0-13-11-25-28-25-29 0-43 41-43 45s5 4 6 4c4 0 4-1 5-5 7-25 20-36 31-36 5 0 8 3 8 11 0 7-2 11-9 29-6 15-13 32-19 48z"><text:p/></draw:path><draw:path draw:style-name="gr81" draw:text-style-name="P18" svg:width="0.15cm" svg:height="0.132cm" svg:x="2.716cm" svg:y="0.222cm" svg:viewBox="0 0 151 133" svg:d="M107 18c-6-10-16-18-30-18-39 0-77 42-77 84 0 29 19 49 44 49 17 0 32-8 42-20 6 18 23 20 32 20 10 0 18-6 22-15 8-11 11-28 11-29 0-5-3-5-5-5-4 0-4 1-7 10-3 14-8 31-21 31-8 0-10-6-10-15 0-4 2-15 5-22 2-9 5-21 6-27 2-7 3-15 6-23 2-7 6-21 6-22 0-8-6-10-11-10s-11 4-13 12zM88 94c-2 8-9 14-15 20-2 1-14 11-27 11-11 0-22-7-22-28 0-17 8-49 16-60 13-24 28-29 37-29 20 0 26 23 26 27 0 1-1 2-1 3-5 18-10 38-14 56z"><text:p/></draw:path><draw:path draw:style-name="gr82" draw:text-style-name="P18" svg:width="0.065cm" svg:height="0.207cm" svg:x="2.9cm" svg:y="0.147cm" svg:viewBox="0 0 66 208" svg:d="M65 10c0-2 1-4 1-5 0-3-1-5-5-5-6 0-30 2-37 4-2 0-7 0-7 6 0 4 5 4 8 4 13 0 13 2 13 4s0 5-1 7c-12 48-24 97-36 146-1 3-1 6-1 9 0 19 17 28 31 28 7 0 16-3 23-16 7-11 11-27 11-29 0-4-4-4-5-4-4 0-5 2-6 7-4 15-10 33-22 33-8 0-10-7-10-14 0-2 1-8 2-12 13-54 28-109 41-163z"><text:p/></draw:path><draw:path draw:style-name="gr83" draw:text-style-name="P18" svg:width="0.126cm" svg:height="0.132cm" svg:x="3.009cm" svg:y="0.222cm" svg:viewBox="0 0 127 133" svg:d="M47 64c8 0 31-2 48-6 21-9 25-23 25-32 0-16-16-26-36-26-36 0-84 28-84 78 0 30 19 55 54 55 49 0 73-29 73-33 0-2-3-5-6-5-1 0-1 1-3 3-24 27-58 27-64 27-18 0-29-11-29-35 0-5 0-11 4-26 6 0 12 0 18 0zM30 55c13-43 46-47 54-47 13 0 24 8 24 18 0 29-50 29-62 29-5 0-11 0-16 0z"><text:p/></draw:path><draw:path draw:style-name="gr84" draw:text-style-name="P18" svg:width="3.169cm" svg:height="0.016cm" svg:x="0.001cm" svg:y="0.461cm" svg:viewBox="0 0 3170 17" svg:d="M1586 17c-530 0-1058 0-1586 0 0-6 0-11 0-17 1056 0 2114 0 3170 0 0 6 0 11 0 17-528 0-1056 0-1584 0z"><text:p/></draw:path><draw:path draw:style-name="gr85" draw:text-style-name="P18" svg:width="0.299cm" svg:height="0.296cm" svg:x="0.905cm" svg:y="0.575cm" svg:viewBox="0 0 300 297" svg:d="M240 48c22-34 38-35 54-35 6-1 4-6 6-8 0-4-2-5-6-5-11 0-23 1-34 1-14 0-28-1-42-1-2 0-8 0-8 7 0 5 4 6 7 6 11 0 19 5 19 13 0 6-6 16-6 17-43 69-86 137-129 206-10-75-19-149-29-224 0-7 10-12 29-12 6 0 11 0 11-8 0-5-4-5-6-5-17 0-35 1-53 1-7 0-16-1-23-1s-16 0-23 0c-2 0-7 0-7 7 0 6 4 6 10 6 24 0 24 4 25 15 11 86 23 173 33 259 2 8 4 10 9 10 7 0 8-2 12-8 50-80 101-161 151-241z"><text:p/></draw:path><draw:path draw:style-name="gr86" draw:text-style-name="P18" svg:width="0.089cm" svg:height="0.198cm" svg:x="1.14cm" svg:y="0.73cm" svg:viewBox="0 0 90 199" svg:d="M82 12c0-5-4-12-11-12-9 0-17 8-17 17 0 5 4 11 12 11s16-9 16-16zM22 162c-2 4-3 7-3 12 0 13 12 25 28 25 30 0 43-40 43-45 0-4-4-4-5-4-5 0-5 1-6 5-6 24-19 36-31 36-6 0-7-4-7-11 0-6 2-12 5-18 2-8 6-17 9-24s13-34 15-37c1-4 1-7 1-10 0-14-12-25-28-25-29 0-43 40-43 46 0 3 5 3 6 3 4 0 4-2 5-5 7-25 20-36 31-36 5 0 7 3 7 10s-1 12-8 30c-6 16-13 33-19 48z"><text:p/></draw:path><draw:path draw:style-name="gr87" draw:text-style-name="P18" svg:width="0.179cm" svg:height="0.132cm" svg:x="1.26cm" svg:y="0.797cm" svg:viewBox="0 0 180 133" svg:d="M22 112c-2 3-3 10-3 12 0 6 5 9 10 9s9-5 12-7c1-4 3-12 5-18 1-6 4-19 6-26 2-6 3-14 6-20 2-13 3-15 12-27 8-11 21-27 44-27 17 0 17 15 17 21 0 18-12 50-17 62-4 9-5 11-5 17 0 16 13 25 29 25 29 0 42-41 42-45s-4-4-5-4c-3 0-5 1-6 5-6 24-19 36-31 36-6 0-7-5-7-11s1-11 7-24c4-8 16-40 16-56 0-29-23-34-39-34-25 0-41 14-50 26-1-20-19-26-31-26-14 0-20 10-23 16-7 10-11 27-11 30s4 3 5 3c3 0 5-1 6-9 5-17 11-32 21-32 9 0 10 6 10 15 0 6-4 15-5 24-2 7-5 20-6 26-3 13-6 25-9 39z"><text:p/></draw:path><draw:path draw:style-name="gr88" draw:text-style-name="P18" svg:width="0.089cm" svg:height="0.198cm" svg:x="1.468cm" svg:y="0.73cm" svg:viewBox="0 0 90 199" svg:d="M82 12c0-5-3-12-11-12-9 0-17 8-17 17 0 5 4 11 12 11s16-9 16-16zM22 162c-2 4-3 7-3 12 0 13 12 25 28 25 30 0 43-40 43-45 0-4-4-4-5-4-5 0-5 1-6 5-6 24-19 36-31 36-6 0-7-4-7-11 0-6 2-12 5-18 2-8 6-17 9-24s13-34 15-37c1-4 1-7 1-10 0-14-11-25-28-25-29 0-43 40-43 46 0 3 5 3 6 3 4 0 4-2 5-5 7-25 20-36 31-36 5 0 7 3 7 10s-1 12-8 30c-6 16-13 33-19 48z"><text:p/></draw:path><draw:path draw:style-name="gr89" draw:text-style-name="P18" svg:width="0.099cm" svg:height="0.186cm" svg:x="1.587cm" svg:y="0.742cm" svg:viewBox="0 0 100 187" svg:d="M60 67c10 0 20 0 30 0 5 0 10 0 10-6 0-5-5-5-10-5-10 0-18 0-28 0 4-14 8-28 11-43 0-1 1-2 1-3 0-6-4-10-10-10-8 0-11 5-14 12-2 7 2-6-12 44-9 0-20 0-30 0-4 0-8 0-8 8 0 3 2 3 8 3 10 0 18 0 28 0-6 23-11 47-17 70-2 7-5 18-5 22 0 18 15 28 32 28 33 0 51-42 51-45 0-4-3-4-5-4-3 0-3 0-6 6-8 18-22 35-39 35-6 0-11-4-11-14 0-4 1-10 2-12 8-29 15-57 22-86z"><text:p/></draw:path><draw:path draw:style-name="gr90" draw:text-style-name="P18" svg:width="0.088cm" svg:height="0.198cm" svg:x="1.714cm" svg:y="0.73cm" svg:viewBox="0 0 89 199" svg:d="M82 12c0-5-4-12-12-12-9 0-17 8-17 17 0 5 5 11 12 11 8 0 17-9 17-16zM22 162c-2 4-3 7-3 12 0 13 11 25 28 25 30 0 42-40 42-45 0-4-4-4-5-4-4 0-4 1-5 5-7 24-20 36-31 36-6 0-7-4-7-11 0-6 1-12 3-18 4-8 8-17 10-24 4-7 13-34 14-37 2-4 3-7 3-10 0-14-12-25-28-25-30 0-43 40-43 46 0 3 4 3 5 3 3 0 5-2 5-5 8-25 21-36 32-36 5 0 7 3 7 10s-2 12-9 30c-6 16-12 33-18 48z"><text:p/></draw:path><draw:path draw:style-name="gr91" draw:text-style-name="P18" svg:width="0.149cm" svg:height="0.132cm" svg:x="1.837cm" svg:y="0.797cm" svg:viewBox="0 0 150 133" svg:d="M106 17c-6-10-16-17-30-17-38 0-76 42-76 84 0 29 19 49 44 49 16 0 30-9 42-20 5 17 23 20 30 20 11 0 18-7 23-15 7-12 11-29 11-30 0-4-4-4-5-4-3 0-5 1-6 10-3 13-9 31-21 31-9 0-10-7-10-15 0-4 2-15 4-24 2-7 6-19 7-26 2-7 3-14 6-22 1-8 5-21 5-24 0-6-5-8-10-8s-12 4-14 11zM88 94c-3 7-9 13-16 19-2 2-14 12-26 12s-22-7-22-29c0-16 8-48 14-60 15-24 29-28 38-28 20 0 26 22 26 26 0 1 0 3-1 4-5 18-9 38-13 56z"><text:p/></draw:path><draw:path draw:style-name="gr92" draw:text-style-name="P18" svg:width="0.065cm" svg:height="0.207cm" svg:x="2.02cm" svg:y="0.721cm" svg:viewBox="0 0 66 208" svg:d="M65 8c1 0 1-3 1-4 0-2-1-4-5-4-5 0-30 2-37 2-2 0-6 2-6 8 0 3 4 3 7 3 15 0 15 3 15 5s-2 4-2 6c-12 49-25 97-37 147 0 2-1 6-1 8 0 19 17 29 31 29 7 0 16-3 24-16 6-11 10-29 10-30 0-3-4-3-5-3-4 0-4 1-5 7-5 14-9 33-23 33-8 0-9-7-9-14 0-4 0-10 1-12 13-55 28-109 41-165z"><text:p/></draw:path><draw:path draw:style-name="gr93" draw:text-style-name="P18" svg:width="0.125cm" svg:height="0.132cm" svg:x="2.13cm" svg:y="0.797cm" svg:viewBox="0 0 126 133" svg:d="M46 62c8 0 32 0 48-6 21-7 26-21 26-30 0-16-17-26-37-26-35 0-83 28-83 78 0 29 18 55 53 55 50 0 73-30 73-33 0-2-2-5-5-5-2 0-2 0-5 2-22 28-57 28-62 28-18 0-30-12-30-36 0-4 0-10 4-27 6 0 12 0 18 0zM30 54c12-42 44-46 53-46 13 0 24 6 24 18 0 28-51 28-63 28-4 0-9 0-14 0z"><text:p/></draw:path></draw:g></draw:g></text:p>
      <text:p text:style-name="P14">4. Évolutions succéssives</text:p>
      <text:p text:style-name="P8"/>
      <text:p text:style-name="P9">Pour trouver l’évolution globale, on multiple les CM entre eux, apres les avoir calculés.</text:p>
      <text:p text:style-name="P9"/>
      <text:p text:style-name="P9">Pour passer d’une Valeur 1 à une Valeur 2, on <text:s/>fait <draw:g text:anchor-type="as-char" svg:y="-0.554cm" draw:z-index="4" draw:style-name="gr1"><svg:title>TexMaths</svg:title><svg:desc>12§display§V_1 \times 1+\frac{t_{1}}{100}§svg§600§FALSE§</svg:desc><draw:g draw:style-name="gr2"><draw:path draw:style-name="gr54" draw:text-style-name="P17" svg:width="2.314cm" svg:height="0.802cm" svg:x="0.001cm" svg:y="0.022cm" svg:viewBox="0 0 2315 803" svg:d="M0 0c772 0 1544 0 2315 0 0 268 0 535 0 803-771 0-1543 0-2315 0 0-268 0-535 0-803z"><text:p/></draw:path><draw:path draw:style-name="gr55" draw:text-style-name="P18" svg:width="0.299cm" svg:height="0.295cm" svg:x="0.003cm" svg:y="0.262cm" svg:viewBox="0 0 300 296" svg:d="M241 48c21-34 39-35 54-36 5 0 4-5 5-7 0-4-2-5-5-5-12 0-24 1-35 1-14 0-28-1-42-1-2 0-8 0-8 7 0 5 4 5 7 5 11 1 19 6 19 14 0 6-3 11-6 16-43 68-86 137-129 206-10-74-19-148-29-223 0-7 10-13 29-13 6 0 11 0 11-8 0-4-4-4-6-4-17 0-35 1-52 1-8 0-17-1-24-1-8 0-16 0-23 0-2 0-7 0-7 7 0 5 4 5 10 5 24 0 24 5 26 14 11 87 22 173 32 261 2 8 4 9 9 9 7 0 8-2 12-7 50-80 102-161 152-241z"><text:p/></draw:path><draw:path draw:style-name="gr56" draw:text-style-name="P18" svg:width="0.106cm" svg:height="0.195cm" svg:x="0.258cm" svg:y="0.417cm" svg:viewBox="0 0 107 196" svg:d="M66 8c0-8 0-8-8-8-20 18-46 19-58 19 0 4 0 6 0 10 7 0 26 0 42-7 0 50 0 99 0 150 0 9 0 13-29 13-3 0-8 0-12 0 0 3 0 7 0 11 6 0 42-2 53-2 10 0 47 2 53 2 0-4 0-8 0-11-4 0-7 0-11 0-30 0-30-4-30-13 0-54 0-110 0-164z"><text:p/></draw:path><draw:path draw:style-name="gr57" draw:text-style-name="P18" svg:width="0.203cm" svg:height="0.202cm" svg:x="0.57cm" svg:y="0.342cm" svg:viewBox="0 0 204 203" svg:d="M102 90c-28-28-56-56-84-84-5-5-6-6-10-6-3 0-8 4-8 8 0 3 1 4 6 9 28 29 56 56 84 85-28 28-56 55-84 84-5 5-6 6-6 8 0 5 5 9 8 9 4 0 5 0 10-6 28-29 56-57 84-84 29 29 59 57 88 87 2 0 3 3 6 3 4 0 8-4 8-9 0-2 0-2-1-4-1 0-67-66-89-88 25-26 52-52 77-78 2-2 8-7 11-10 0-1 2-3 2-6 0-4-4-8-8-8s-5 1-10 6c-28 28-56 56-84 84z"><text:p/></draw:path><draw:path draw:style-name="gr58" draw:text-style-name="P18" svg:width="0.138cm" svg:height="0.279cm" svg:x="0.967cm" svg:y="0.269cm" svg:viewBox="0 0 139 280" svg:d="M86 11c0-11 0-11-9-11-27 26-64 26-77 26 0 5 0 9 0 14 8 0 34 0 55-11 0 73 0 145 0 218 0 15-1 21-39 21-5 0-9 0-14 0 0 3 0 7 0 12 16-2 52-2 69-2s54 0 68 2c0-5 0-9 0-12-5 0-8 0-13 0-38 0-40-5-40-21 0-79 0-157 0-236z"><text:p/></draw:path><draw:path draw:style-name="gr59" draw:text-style-name="P18" svg:width="0.28cm" svg:height="0.28cm" svg:x="1.256cm" svg:y="0.303cm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60" draw:text-style-name="P18" svg:width="0.129cm" svg:height="0.268cm" svg:x="1.86cm" svg:y="0cm" svg:viewBox="0 0 130 269" svg:d="M78 95c13 0 26 0 40 0 8 0 12 0 12-9 0-4-4-4-12-4-12 0-26 0-38 0 16-59 18-68 18-71 0-6-4-11-12-11-1 0-13 0-16 16-6 21-11 44-17 66-13 0-27 0-40 0-8 0-13 0-13 8 0 5 4 5 12 5 12 0 25 0 37 0-30 120-32 127-32 134 0 23 17 40 39 40 44 0 68-63 68-65 0-5-4-5-6-5-4 0-4 1-6 6-18 45-41 54-56 54-8 0-12-6-12-19 0-11 0-13 3-20 11-42 20-83 31-125z"><text:p/></draw:path><draw:path draw:style-name="gr61" draw:text-style-name="P18" svg:width="0.106cm" svg:height="0.196cm" svg:x="2.035cm" svg:y="0.131cm" svg:viewBox="0 0 107 197" svg:d="M67 8c0-7-1-8-9-8-20 19-46 19-58 19 0 4 0 7 0 11 7 0 26 0 43-8 0 50 0 99 0 150 0 9 0 14-30 14-3 0-7 0-11 0 0 4 0 7 0 11 5-1 41-1 52-1 10 0 47 0 53 1 0-4 0-7 0-11-4 0-7 0-11 0-29 0-29-5-29-14 0-54 0-110 0-164z"><text:p/></draw:path><draw:path draw:style-name="gr62" draw:text-style-name="P18" svg:width="0.632cm" svg:height="0.016cm" svg:x="1.705cm" svg:y="0.435cm" svg:viewBox="0 0 633 17" svg:d="M0 0c211 0 421 0 633 0 0 6 0 11 0 17-212 0-422 0-633 0 0-6 0-11 0-17z"><text:p/></draw:path><draw:path draw:style-name="gr63" draw:text-style-name="P18" svg:width="0.138cm" svg:height="0.28cm" svg:x="1.743cm" svg:y="0.556cm" svg:viewBox="0 0 139 281" svg:d="M86 12c0-11 0-12-9-12-27 28-63 28-77 28 0 4 0 8 0 13 8 0 34 0 55-11 0 73 0 145 0 218 0 15-1 20-38 20-5 0-10 0-15 0 0 3 0 8 0 13 16-1 52-1 69-1s54 0 68 1c0-5 0-10 0-13-5 0-8 0-13 0-38 0-40-4-40-20 0-79 0-157 0-236z"><text:p/></draw:path><draw:path draw:style-name="gr64" draw:text-style-name="P18" svg:width="0.177cm" svg:height="0.289cm" svg:x="1.932cm" svg:y="0.556cm" svg:viewBox="0 0 178 290" svg:d="M178 146c0-33-2-67-17-98-19-41-54-48-71-48-26 0-56 12-74 50-14 29-16 63-16 96 0 32 2 70 19 102 18 34 49 42 70 42 23 0 55-8 73-49 14-29 16-61 16-95zM89 281c-17 0-41-11-49-51-4-25-4-64-4-88 0-28 0-56 2-78 9-51 40-54 51-54 14 0 42 7 50 49 4 24 4 56 4 83 0 31 0 60-5 86-6 41-30 53-49 53z"><text:p/></draw:path><draw:path draw:style-name="gr65" draw:text-style-name="P18" svg:width="0.177cm" svg:height="0.289cm" svg:x="2.143cm" svg:y="0.556cm" svg:viewBox="0 0 178 290" svg:d="M178 146c0-33-3-67-17-98-19-41-54-48-72-48-25 0-57 12-73 50-14 29-16 63-16 96 0 32 1 70 19 102 18 34 49 42 70 42 23 0 54-8 73-49 13-29 16-61 16-95zM89 281c-17 0-42-11-49-51-5-25-5-64-5-88 0-28 0-56 3-78 9-51 40-54 51-54 13 0 42 7 49 49 5 24 5 56 5 83 0 31 0 60-5 86-6 41-30 53-49 53z"><text:p/></draw:path></draw:g></draw:g><text:s/>et pour passer de la Valeur 2 à la 3, on fait <draw:g text:anchor-type="as-char" svg:y="-0.554cm" draw:z-index="5" draw:style-name="gr1"><svg:title>TexMaths</svg:title><svg:desc>12§display§V_2 \times 1+\frac{t_2}{100}§svg§600§FALSE§</svg:desc><draw:g draw:style-name="gr2"><draw:path draw:style-name="gr42" draw:text-style-name="P17" svg:width="2.314cm" svg:height="0.802cm" svg:x="0.001cm" svg:y="0.022cm" svg:viewBox="0 0 2315 803" svg:d="M0 0c772 0 1544 0 2315 0 0 268 0 535 0 803-771 0-1543 0-2315 0 0-268 0-535 0-803z"><text:p/></draw:path><draw:path draw:style-name="gr43" draw:text-style-name="P18" svg:width="0.299cm" svg:height="0.295cm" svg:x="0.003cm" svg:y="0.262cm" svg:viewBox="0 0 300 296" svg:d="M241 48c21-34 39-35 54-36 5 0 4-5 5-7 0-4-2-5-5-5-12 0-24 1-35 1-14 0-28-1-42-1-2 0-8 0-8 7 0 5 4 5 7 5 11 1 19 6 19 14 0 6-3 11-6 16-43 68-86 137-129 206-10-74-19-148-29-223 0-7 10-13 29-13 6 0 11 0 11-8 0-4-4-4-6-4-17 0-35 1-52 1-8 0-17-1-24-1-8 0-16 0-23 0-2 0-7 0-7 7 0 5 4 5 10 5 24 0 24 5 26 14 11 87 22 173 32 261 2 8 4 9 9 9 7 0 8-2 12-7 50-80 102-161 152-241z"><text:p/></draw:path><draw:path draw:style-name="gr44" draw:text-style-name="P18" svg:width="0.13cm" svg:height="0.195cm" svg:x="0.243cm" svg:y="0.417cm" svg:viewBox="0 0 131 196" svg:d="M131 142c-4 0-6 0-10 0-1 7-3 24-8 27-3 1-25 1-29 1-18 0-36 0-54 0 31-27 41-36 59-49 21-18 42-36 42-63 0-36-31-58-69-58-37 0-62 25-62 53 0 14 13 17 16 17 7 0 15-6 15-16 0-6-1-16-17-16 10-21 29-27 44-27 28 0 44 23 44 47 0 25-18 45-28 56-24 23-46 46-70 70-4 3-4 3-4 12 41 0 82 0 122 0 3-18 6-36 9-54z"><text:p/></draw:path><draw:path draw:style-name="gr45" draw:text-style-name="P18" svg:width="0.203cm" svg:height="0.202cm" svg:x="0.57cm" svg:y="0.342cm" svg:viewBox="0 0 204 203" svg:d="M102 90c-28-28-56-56-84-84-5-5-6-6-10-6-3 0-8 4-8 8 0 3 1 4 6 9 28 29 56 56 84 85-28 28-56 55-84 84-5 5-6 6-6 8 0 5 5 9 8 9 4 0 5 0 10-6 28-29 56-57 84-84 29 29 59 57 88 87 2 0 3 3 6 3 4 0 8-4 8-9 0-2 0-2-1-4-1 0-67-66-89-88 25-26 52-52 77-78 2-2 8-7 11-10 0-1 2-3 2-6 0-4-4-8-8-8s-5 1-10 6c-28 28-56 56-84 84z"><text:p/></draw:path><draw:path draw:style-name="gr46" draw:text-style-name="P18" svg:width="0.138cm" svg:height="0.279cm" svg:x="0.967cm" svg:y="0.269cm" svg:viewBox="0 0 139 280" svg:d="M86 11c0-11 0-11-9-11-27 26-64 26-77 26 0 5 0 9 0 14 8 0 34 0 55-11 0 73 0 145 0 218 0 15-1 21-39 21-5 0-9 0-14 0 0 3 0 7 0 12 16-2 52-2 69-2s54 0 68 2c0-5 0-9 0-12-5 0-8 0-13 0-38 0-40-5-40-21 0-79 0-157 0-236z"><text:p/></draw:path><draw:path draw:style-name="gr47" draw:text-style-name="P18" svg:width="0.28cm" svg:height="0.28cm" svg:x="1.256cm" svg:y="0.303cm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48" draw:text-style-name="P18" svg:width="0.129cm" svg:height="0.268cm" svg:x="1.86cm" svg:y="0cm" svg:viewBox="0 0 130 269" svg:d="M78 95c13 0 26 0 40 0 8 0 12 0 12-9 0-4-4-4-12-4-12 0-26 0-38 0 16-59 18-68 18-71 0-6-4-11-12-11-1 0-13 0-16 16-6 21-11 44-17 66-13 0-27 0-40 0-8 0-13 0-13 8 0 5 4 5 12 5 12 0 25 0 37 0-30 120-32 127-32 134 0 23 17 40 39 40 44 0 68-63 68-65 0-5-4-5-6-5-4 0-4 1-6 6-18 45-41 54-56 54-8 0-12-6-12-19 0-11 0-13 3-20 11-42 20-83 31-125z"><text:p/></draw:path><draw:path draw:style-name="gr49" draw:text-style-name="P18" svg:width="0.129cm" svg:height="0.196cm" svg:x="2.022cm" svg:y="0.131cm" svg:viewBox="0 0 130 197" svg:d="M130 143c-4 0-6 0-10 0-1 6-4 24-7 26-3 3-25 3-30 3-18 0-36 0-54 0 31-28 41-36 59-51 21-17 42-35 42-63 0-36-32-58-69-58s-61 26-61 53c0 15 12 17 16 17 7 0 15-5 15-16 0-5-2-16-18-16 10-20 30-27 43-27 30 0 45 23 45 47 0 26-18 46-28 56-24 24-47 47-71 71-2 2-2 3-2 12 41 0 80 0 121 0 3-18 6-36 9-54z"><text:p/></draw:path><draw:path draw:style-name="gr50" draw:text-style-name="P18" svg:width="0.632cm" svg:height="0.016cm" svg:x="1.705cm" svg:y="0.435cm" svg:viewBox="0 0 633 17" svg:d="M0 0c211 0 421 0 633 0 0 6 0 11 0 17-212 0-422 0-633 0 0-6 0-11 0-17z"><text:p/></draw:path><draw:path draw:style-name="gr51" draw:text-style-name="P18" svg:width="0.138cm" svg:height="0.28cm" svg:x="1.743cm" svg:y="0.556cm" svg:viewBox="0 0 139 281" svg:d="M86 12c0-11 0-12-9-12-27 28-63 28-77 28 0 4 0 8 0 13 8 0 34 0 55-11 0 73 0 145 0 218 0 15-1 20-38 20-5 0-10 0-15 0 0 3 0 8 0 13 16-1 52-1 69-1s54 0 68 1c0-5 0-10 0-13-5 0-8 0-13 0-38 0-40-4-40-20 0-79 0-157 0-236z"><text:p/></draw:path><draw:path draw:style-name="gr52" draw:text-style-name="P18" svg:width="0.177cm" svg:height="0.289cm" svg:x="1.932cm" svg:y="0.556cm" svg:viewBox="0 0 178 290" svg:d="M178 146c0-33-2-67-17-98-19-41-54-48-71-48-26 0-56 12-74 50-14 29-16 63-16 96 0 32 2 70 19 102 18 34 49 42 70 42 23 0 55-8 73-49 14-29 16-61 16-95zM89 281c-17 0-41-11-49-51-4-25-4-64-4-88 0-28 0-56 2-78 9-51 40-54 51-54 14 0 42 7 50 49 4 24 4 56 4 83 0 31 0 60-5 86-6 41-30 53-49 53z"><text:p/></draw:path><draw:path draw:style-name="gr53" draw:text-style-name="P18" svg:width="0.177cm" svg:height="0.289cm" svg:x="2.143cm" svg:y="0.556cm" svg:viewBox="0 0 178 290" svg:d="M178 146c0-33-3-67-17-98-19-41-54-48-72-48-25 0-57 12-73 50-14 29-16 63-16 96 0 32 1 70 19 102 18 34 49 42 70 42 23 0 54-8 73-49 13-29 16-61 16-95zM89 281c-17 0-42-11-49-51-5-25-5-64-5-88 0-28 0-56 3-78 9-51 40-54 51-54 13 0 42 7 49 49 5 24 5 56 5 83 0 31 0 60-5 86-6 41-30 53-49 53z"><text:p/></draw:path></draw:g></draw:g>. Pour passer de la valeur 1 à la 3, on fait donc <draw:g text:anchor-type="as-char" svg:y="-0.566cm" draw:z-index="6" draw:style-name="gr1"><svg:title>TexMaths</svg:title><svg:desc>12§display§V_1 \times  (1+\frac{t}{100}) \times (1+\frac{t2}{100})§svg§600§FALSE§</svg:desc><draw:g draw:style-name="gr2"><draw:path draw:style-name="gr18" draw:text-style-name="P17" svg:width="4.955cm" svg:height="0.82cm" svg:x="0.001cm" svg:y="0.022cm" svg:viewBox="0 0 4956 821" svg:d="M2478 821c-827 0-1652 0-2478 0 0-274 0-547 0-821 1652 0 3303 0 4956 0 0 274 0 547 0 821-826 0-1653 0-2478 0z"><text:p/></draw:path><draw:path draw:style-name="gr19" draw:text-style-name="P18" svg:width="0.299cm" svg:height="0.296cm" svg:x="0.003cm" svg:y="0.279cm" svg:viewBox="0 0 300 297" svg:d="M241 48c21-34 39-35 54-35 5-1 4-6 5-8 0-4-1-5-5-5-11 0-23 1-35 1-14 0-27-1-42-1-2 0-7 0-7 7 0 5 4 6 6 6 12 0 19 5 19 13 0 6-3 11-6 16-43 69-86 137-129 207-10-75-19-149-29-224 0-7 10-12 30-12 6 0 10 0 10-8 0-5-3-5-6-5-17 0-35 1-52 1-7 0-16-1-23-1-8 0-15 0-23 0-3 0-8 0-8 7 0 6 4 6 11 6 23 0 24 4 25 13 11 87 23 173 34 261 1 9 2 10 8 10s8-3 11-7c50-81 102-161 152-242z"><text:p/></draw:path><draw:path draw:style-name="gr20" draw:text-style-name="P18" svg:width="0.107cm" svg:height="0.195cm" svg:x="0.258cm" svg:y="0.433cm" svg:viewBox="0 0 108 196" svg:d="M67 8c0-8-1-8-9-8-18 18-46 19-58 19 0 4 0 6 0 10 7 0 26 0 43-7 0 50 0 99 0 150 0 9 0 13-30 13-3 0-7 0-11 0 0 4 0 7 0 11 5 0 41-1 53-1 9 0 46 1 53 1 0-4 0-7 0-11-4 0-8 0-12 0-29 0-29-4-29-13 0-54 0-110 0-164z"><text:p/></draw:path><draw:path draw:style-name="gr21" draw:text-style-name="P18" svg:width="0.202cm" svg:height="0.202cm" svg:x="0.571cm" svg:y="0.36cm" svg:viewBox="0 0 203 203" svg:d="M102 90c-29-28-56-56-85-84-5-5-6-6-9-6-4 0-8 4-8 8s0 4 5 9c27 29 56 56 84 85-28 28-57 55-84 84-5 5-5 6-5 9 0 4 4 8 8 8 3 0 4-1 9-6 27-29 56-56 84-84 29 29 59 58 87 88 2 0 4 2 6 2 6 0 9-4 9-8 0-2 0-3-1-5-30-30-68-66-89-88 26-26 51-52 78-78 2-2 8-7 11-10 0-1 1-2 1-6s-3-8-9-8c-2 0-4 1-9 6-28 28-55 56-83 84z"><text:p/></draw:path><draw:path draw:style-name="gr22" draw:text-style-name="P18" svg:width="0.097cm" svg:height="0.421cm" svg:x="0.972cm" svg:y="0.251cm" svg:viewBox="0 0 98 422" svg:d="M98 418c0-1 0-2-7-9-53-53-66-134-66-198 0-73 16-147 67-199 6-6 6-6 6-7 0-4-2-5-4-5-4 0-42 29-68 83-21 46-26 92-26 128 0 33 5 83 28 131 25 52 62 80 66 80 2 0 4-1 4-4z"><text:p/></draw:path><draw:path draw:style-name="gr23" draw:text-style-name="P18" svg:width="0.138cm" svg:height="0.279cm" svg:x="1.131cm" svg:y="0.288cm" svg:viewBox="0 0 139 280" svg:d="M86 11c0-11 0-11-9-11-27 26-63 26-77 26 0 5 0 9 0 14 8 0 34 0 55-11 0 73 0 145 0 219 0 14-1 19-38 19-5 0-10 0-15 0 0 3 0 8 0 13 16-1 52-1 69-1s54 0 68 1c0-5 0-10 0-13-5 0-8 0-13 0-38 0-40-4-40-19 0-80 0-158 0-237z"><text:p/></draw:path><draw:path draw:style-name="gr24" draw:text-style-name="P18" svg:width="0.279cm" svg:height="0.279cm" svg:x="1.423cm" svg:y="0.321cm" svg:viewBox="0 0 280 280" svg:d="M149 149c39 0 78 0 117 0 6 0 14 0 14-8 0-9-8-9-14-9-39 0-78 0-117 0 0-39 0-79 0-119 0-6 0-13-9-13-8 0-8 7-8 13 0 40 0 80 0 119-40 0-79 0-119 0-6 0-13 0-13 9 0 8 7 8 13 8 40 0 79 0 119 0 0 38 0 78 0 118 0 6 0 13 8 13 9 0 9-7 9-13 0-40 0-80 0-118z"><text:p/></draw:path><draw:path draw:style-name="gr25" draw:text-style-name="P18" svg:width="0.127cm" svg:height="0.268cm" svg:x="2.121cm" svg:y="0.018cm" svg:viewBox="0 0 128 269" svg:d="M77 96c13 0 26 0 39 0 9 0 12 0 12-8 0-5-3-5-10-5-12 0-26 0-38 0 15-60 17-69 17-71 0-7-5-12-12-12-1 0-13 1-17 16-6 22-10 44-16 67-14 0-27 0-40 0-8 0-12 0-12 7 0 6 2 6 11 6 12 0 25 0 37 0-30 119-31 126-31 135 0 21 15 38 38 38 43 0 67-61 67-65 0-5-3-5-4-5-5 0-5 2-8 6-18 45-39 55-54 55-9 0-13-5-13-20 0-9 1-13 3-20 10-42 20-83 31-124z"><text:p/></draw:path><draw:path draw:style-name="gr26" draw:text-style-name="P18" svg:width="0.633cm" svg:height="0.016cm" svg:x="1.87cm" svg:y="0.452cm" svg:viewBox="0 0 634 17" svg:d="M317 17c-106 0-211 0-317 0 0-6 0-11 0-17 211 0 422 0 634 0 0 6 0 11 0 17-106 0-212 0-317 0z"><text:p/></draw:path><draw:path draw:style-name="gr27" draw:text-style-name="P18" svg:width="0.138cm" svg:height="0.28cm" svg:x="1.909cm" svg:y="0.574cm" svg:viewBox="0 0 139 281" svg:d="M86 11c0-10 0-11-9-11-27 28-64 28-77 28 0 4 0 8 0 13 8 0 32 0 55-11 0 72 0 144 0 218 0 15-1 20-39 20-5 0-9 0-14 0 0 4 0 8 0 13 15-1 52-1 69-1s53 0 68 1c0-5 0-9 0-13-5 0-9 0-14 0-37 0-39-5-39-20 0-80 0-158 0-237z"><text:p/></draw:path><draw:path draw:style-name="gr28" draw:text-style-name="P18" svg:width="0.177cm" svg:height="0.29cm" svg:x="2.098cm" svg:y="0.574cm" svg:viewBox="0 0 178 291" svg:d="M178 147c0-34-3-68-17-99-19-41-54-48-72-48-25 0-57 11-73 50-14 29-16 63-16 97 0 31 1 69 19 101 18 34 48 43 70 43 23 0 54-10 73-50 13-28 16-62 16-94zM89 281c-17 0-42-11-49-50-5-26-5-65-5-89 0-28 0-55 3-78 8-51 40-54 51-54 13 0 41 7 49 49 5 24 5 55 5 83 0 31 0 60-5 86-7 41-31 53-49 53z"><text:p/></draw:path><draw:path draw:style-name="gr29" draw:text-style-name="P18" svg:width="0.175cm" svg:height="0.29cm" svg:x="2.309cm" svg:y="0.574cm" svg:viewBox="0 0 176 291" svg:d="M176 147c0-34-1-68-16-99-20-41-54-48-71-48-25 0-57 11-73 50-15 29-16 63-16 97 0 31 1 69 18 101 18 34 49 43 70 43 22 0 55-10 73-50 14-28 15-62 15-94zM88 281c-16 0-41-11-48-50-5-26-5-65-5-89 0-28 0-55 3-78 8-51 40-54 50-54 14 0 42 7 50 49 4 24 4 55 4 83 0 31 0 60-5 86-6 41-30 53-49 53z"><text:p/></draw:path><draw:path draw:style-name="gr30" draw:text-style-name="P18" svg:width="0.096cm" svg:height="0.421cm" svg:x="2.577cm" svg:y="0.251cm" svg:viewBox="0 0 97 422" svg:d="M97 211c0-33-5-84-27-132-26-51-62-79-66-79-3 0-4 2-4 5 0 1 0 1 7 9 42 41 66 109 66 197 0 73-15 146-68 200-5 5-5 6-5 7 0 3 1 4 4 4 4 0 42-29 67-82 21-47 26-94 26-129z"><text:p/></draw:path><draw:path draw:style-name="gr31" draw:text-style-name="P18" svg:width="0.203cm" svg:height="0.202cm" svg:x="2.872cm" svg:y="0.36cm" svg:viewBox="0 0 204 203" svg:d="M102 90c-28-28-56-56-84-84-5-5-6-6-10-6-3 0-8 4-8 8s1 4 6 9c28 29 56 56 84 85-28 28-56 55-84 84-5 5-6 6-6 9 0 4 5 8 8 8 4 0 5-1 10-6 28-29 56-56 84-84 29 29 59 58 88 88 2 0 3 2 6 2 4 0 8-4 8-8 0-2 0-3-1-5-1 0-67-66-89-88 25-26 52-52 77-78 2-2 8-7 11-10 0-1 2-2 2-6s-4-8-8-8-5 1-10 6c-28 28-56 56-84 84z"><text:p/></draw:path><draw:path draw:style-name="gr32" draw:text-style-name="P18" svg:width="0.096cm" svg:height="0.421cm" svg:x="3.274cm" svg:y="0.251cm" svg:viewBox="0 0 97 422" svg:d="M97 418c0-1 0-2-7-9-53-53-66-134-66-198 0-73 16-147 68-199 5-6 5-6 5-7 0-4-1-5-3-5-5 0-42 29-68 83-21 46-26 92-26 128 0 33 5 83 28 131 25 52 61 80 66 80 2 0 3-1 3-4z"><text:p/></draw:path><draw:path draw:style-name="gr33" draw:text-style-name="P18" svg:width="0.138cm" svg:height="0.279cm" svg:x="3.434cm" svg:y="0.288cm" svg:viewBox="0 0 139 280" svg:d="M86 11c0-11 0-11-9-11-27 26-64 26-77 26 0 5 0 9 0 14 8 0 34 0 55-11 0 73 0 145 0 219 0 14-1 19-39 19-5 0-9 0-14 0 0 3 0 8 0 13 15-1 52-1 69-1s53 0 68 1c0-5 0-10 0-13-5 0-8 0-13 0-38 0-40-4-40-19 0-80 0-158 0-237z"><text:p/></draw:path><draw:path draw:style-name="gr34" draw:text-style-name="P18" svg:width="0.28cm" svg:height="0.279cm" svg:x="3.724cm" svg:y="0.321cm" svg:viewBox="0 0 281 280" svg:d="M149 149c39 0 78 0 117 0 6 0 15 0 15-8 0-9-9-9-15-9-39 0-78 0-117 0 0-39 0-79 0-119 0-6 0-13-9-13-8 0-8 7-8 13 0 40 0 80 0 119-40 0-78 0-118 0-6 0-14 0-14 9 0 8 8 8 14 8 40 0 78 0 118 0 0 38 0 78 0 118 0 6 0 13 8 13 9 0 9-7 9-13 0-40 0-80 0-118z"><text:p/></draw:path><draw:path draw:style-name="gr35" draw:text-style-name="P18" svg:width="0.129cm" svg:height="0.268cm" svg:x="4.317cm" svg:y="0.018cm" svg:viewBox="0 0 130 269" svg:d="M78 96c13 0 26 0 40 0 8 0 12 0 12-8 0-5-4-5-12-5-12 0-26 0-38 0 16-60 18-69 18-71 0-7-4-12-12-12-1 0-13 1-16 16-6 22-11 44-17 67-13 0-27 0-40 0-8 0-13 0-13 7 0 6 4 6 12 6 12 0 25 0 37 0-30 119-32 126-32 135 0 21 17 38 39 38 42 0 68-61 68-65 0-5-4-5-6-5-4 0-4 2-6 6-18 45-41 55-56 55-8 0-13-5-13-20 0-9 1-13 4-20 11-42 20-83 31-124z"><text:p/></draw:path><draw:path draw:style-name="gr36" draw:text-style-name="P18" svg:width="0.167cm" svg:height="0.28cm" svg:x="4.481cm" svg:y="0.001cm" svg:viewBox="0 0 168 281" svg:d="M32 249c15-15 30-29 45-44 66-58 91-81 91-123 0-48-38-82-90-82-47 0-78 38-78 77 0 23 20 23 22 23 7 0 22-5 22-22 0-11-8-22-22-22-4 0-5 0-6 0 9-27 32-43 57-43 39 0 57 35 57 69 0 33-22 67-45 93-26 30-54 60-80 91-5 4-5 6-5 15 52 0 104 0 156 0 4-25 8-49 12-73-4 0-7 0-11 0-2 12-5 31-9 37-3 4-30 4-40 4-25 0-50 0-76 0z"><text:p/></draw:path><draw:path draw:style-name="gr37" draw:text-style-name="P18" svg:width="0.631cm" svg:height="0.016cm" svg:x="4.173cm" svg:y="0.452cm" svg:viewBox="0 0 632 17" svg:d="M316 17c-106 0-210 0-316 0 0-6 0-11 0-17 211 0 421 0 632 0 0 6 0 11 0 17-105 0-211 0-316 0z"><text:p/></draw:path><draw:path draw:style-name="gr38" draw:text-style-name="P18" svg:width="0.138cm" svg:height="0.28cm" svg:x="4.21cm" svg:y="0.574cm" svg:viewBox="0 0 139 281" svg:d="M86 11c0-10 0-11-9-11-27 28-64 28-77 28 0 4 0 8 0 13 8 0 34 0 55-11 0 72 0 144 0 218 0 15-1 20-38 20-5 0-10 0-15 0 0 4 0 8 0 13 16-1 52-1 69-1s54 0 68 1c0-5 0-9 0-13-5 0-8 0-13 0-38 0-40-5-40-20 0-80 0-158 0-237z"><text:p/></draw:path><draw:path draw:style-name="gr39" draw:text-style-name="P18" svg:width="0.177cm" svg:height="0.29cm" svg:x="4.4cm" svg:y="0.574cm" svg:viewBox="0 0 178 291" svg:d="M178 147c0-34-2-68-17-99-19-41-54-48-72-48-25 0-55 11-73 50-14 29-16 63-16 97 0 31 2 69 19 101 18 34 49 43 70 43 23 0 55-10 73-50 14-28 16-62 16-94zM89 281c-17 0-41-11-49-50-4-26-4-65-4-89 0-28 0-55 2-78 9-51 40-54 51-54 14 0 42 7 50 49 4 24 4 55 4 83 0 31 0 60-5 86-6 41-30 53-49 53z"><text:p/></draw:path><draw:path draw:style-name="gr40" draw:text-style-name="P18" svg:width="0.177cm" svg:height="0.29cm" svg:x="4.611cm" svg:y="0.574cm" svg:viewBox="0 0 178 291" svg:d="M178 147c0-34-3-68-17-99-19-41-54-48-72-48-25 0-57 11-73 50-14 29-16 63-16 97 0 31 1 69 19 101 18 34 49 43 70 43 23 0 55-10 73-50 13-28 16-62 16-94zM89 281c-17 0-42-11-49-50-5-26-5-65-5-89 0-28 0-55 3-78 9-51 40-54 51-54 13 0 42 7 49 49 5 24 5 55 5 83 0 31 0 60-5 86-6 41-30 53-49 53z"><text:p/></draw:path><draw:path draw:style-name="gr41" draw:text-style-name="P18" svg:width="0.097cm" svg:height="0.421cm" svg:x="4.88cm" svg:y="0.251cm" svg:viewBox="0 0 98 422" svg:d="M98 211c0-33-4-84-27-132-27-51-63-79-66-79s-5 2-5 5c0 1 0 1 8 9 41 41 65 109 65 197 0 73-15 146-67 200-6 5-6 6-6 7 0 3 2 4 5 4s42-29 67-82c22-47 26-94 26-129z"><text:p/></draw:path></draw:g></draw:g></text:p>
      <text:p text:style-name="P8"/>
      <text:p text:style-name="P15">5. Évolutions réciproques</text:p>
      <text:p text:style-name="P9"/>
      <text:p text:style-name="P10">Si, on a une évolution avec un CM <text:span text:style-name="T5">de V1 à V2</text:span>, pour touver la valeur de départ, <text:span text:style-name="T5">V1,</text:span> on fait <draw:g text:anchor-type="as-char" svg:y="-0.579cm" draw:z-index="7" draw:style-name="gr1"><svg:title>TexMaths</svg:title><svg:desc>12§display§V_2 \times \frac{1}{CM}\: \texttt{ou} \: \frac{V_2}{CM}§svg§600§FALSE§</svg:desc><draw:g draw:style-name="gr2"><draw:path draw:style-name="gr3" draw:text-style-name="P17" svg:width="3.26cm" svg:height="0.825cm" svg:x="0.001cm" svg:y="0.023cm" svg:viewBox="0 0 3261 826" svg:d="M1632 826c-545 0-1088 0-1632 0 0-275 0-550 0-826 1087 0 2174 0 3261 0 0 276 0 551 0 826-543 0-1087 0-1629 0z"><text:p/></draw:path><draw:path draw:style-name="gr4" draw:text-style-name="P18" svg:width="0.299cm" svg:height="0.295cm" svg:x="0.003cm" svg:y="0.287cm" svg:viewBox="0 0 300 296" svg:d="M241 48c21-34 39-35 54-35 5-1 4-6 5-8 0-4-1-5-5-5-11 0-23 1-35 1-14 0-27-1-42-1-2 0-7 0-7 7 0 5 4 6 6 6 12 0 19 5 19 13 0 6-3 11-6 16-43 68-86 137-129 206-10-74-19-148-29-223 0-7 10-12 30-12 6 0 10 0 10-9 0-4-3-4-6-4-17 0-35 1-52 1-7 0-16-1-23-1-8 0-15 0-23 0-3 0-8 0-8 7 0 6 4 6 11 6 23 0 24 4 25 13 11 87 23 173 34 261 1 8 2 9 8 9s8-2 11-7c50-80 102-161 152-241z"><text:p/></draw:path><draw:path draw:style-name="gr5" draw:text-style-name="P18" svg:width="0.129cm" svg:height="0.195cm" svg:x="0.244cm" svg:y="0.439cm" svg:viewBox="0 0 130 196" svg:d="M130 142c-4 0-6 0-10 0-1 7-4 24-7 27-3 1-25 1-30 1-18 0-36 0-54 0 31-27 41-36 59-49 21-18 42-36 42-63 0-36-32-58-69-58s-61 25-61 53c0 14 12 17 16 17 7 0 15-6 15-16 0-6-2-16-18-16 10-21 30-27 43-27 30 0 46 23 46 47 0 25-19 45-29 56-24 23-47 46-71 70-2 3-2 3-2 12 41 0 80 0 121 0 3-18 6-36 9-54z"><text:p/></draw:path><draw:path draw:style-name="gr6" draw:text-style-name="P18" svg:width="0.202cm" svg:height="0.202cm" svg:x="0.571cm" svg:y="0.367cm" svg:viewBox="0 0 203 203" svg:d="M102 90c-29-28-56-56-85-84-5-5-6-6-9-6-4 0-8 4-8 8 0 3 0 4 5 9 27 29 56 56 84 85-28 28-57 55-84 84-5 5-5 6-5 8 0 5 4 9 8 9 3 0 4-1 9-6 27-29 56-57 84-84 29 29 59 57 87 87 2 0 4 3 6 3 5 0 9-4 9-9 0-1 0-2-1-4-30-30-68-68-89-88 26-26 51-52 78-78 1-2 8-7 11-10 0-1 1-3 1-6 0-4-4-8-9-8-3 0-4 1-9 6-28 28-55 56-83 84z"><text:p/></draw:path><draw:path draw:style-name="gr7" draw:text-style-name="P18" svg:width="0.138cm" svg:height="0.28cm" svg:x="1.306cm" svg:y="0.008cm" svg:viewBox="0 0 139 281" svg:d="M86 11c0-10 0-11-9-11-27 28-64 28-77 28 0 4 0 8 0 13 8 0 32 0 55-12 0 73 0 145 0 218 0 16-1 20-39 20-5 0-9 0-14 0 0 4 0 9 0 14 15-2 52-2 69-2s53 0 68 2c0-5 0-10 0-14-5 0-9 0-14 0-37 0-39-4-39-20 0-79 0-157 0-236z"><text:p/></draw:path><draw:path draw:style-name="gr8" draw:text-style-name="P18" svg:width="0.786cm" svg:height="0.016cm" svg:x="0.98cm" svg:y="0.46cm" svg:viewBox="0 0 787 17" svg:d="M394 17c-131 0-263 0-394 0 0-6 0-11 0-17 263 0 524 0 787 0 0 6 0 11 0 17-132 0-263 0-393 0z"><text:p/></draw:path><draw:path draw:style-name="gr9" draw:text-style-name="P18" svg:width="0.298cm" svg:height="0.305cm" svg:x="1.002cm" svg:y="0.564cm" svg:viewBox="0 0 299 306" svg:d="M299 4c0-2 0-4-4-4-1 0-2 0-7 5-10 11-19 21-29 32-3-6-24-37-71-37-93 0-188 92-188 191 0 69 49 115 114 115 37 0 70-17 91-36 40-35 47-73 47-74 0-5-4-4-5-5-3 0-5 1-6 5-3 12-13 42-42 65-30 24-56 32-78 32-38 0-83-22-83-88 0-24 9-92 51-141 26-30 66-51 103-51 43 0 68 33 68 81 0 16-1 16-1 21 0 4 5 5 6 5 6 0 6-1 7-8 9-36 18-72 27-108z"><text:p/></draw:path><draw:path draw:style-name="gr10" draw:text-style-name="P18" svg:width="0.423cm" svg:height="0.287cm" svg:x="1.329cm" svg:y="0.572cm" svg:viewBox="0 0 424 288" svg:d="M373 32c4-14 5-19 36-19 10 0 15 0 15-8 0-5-5-5-12-5-18 0-38 0-56 0-10 0-12 0-16 8-52 81-102 160-154 240-11-80-23-159-34-238-1-10-1-10-13-10-19 0-38 0-57 0-8 0-12 0-12 8 0 5 3 5 12 5 4 0 13 1 18 1 7 2 9 3 9 8 0 1-1 2-2 7-18 72-35 143-53 215-5 16-12 29-46 31-2 0-8 1-8 8 0 4 4 5 6 5 14 0 29-1 43-1 13 0 29 1 43 1 2 0 8 0 8-9 0-4-5-4-8-4-24 0-28-9-28-18 0-4 0-5 1-10 19-77 38-153 57-230 12 87 26 174 38 261 0 5 1 10 6 10 4 0 7-5 9-7 57-89 114-178 171-267-21 81-40 161-60 241-5 16-6 20-39 20-7 0-12 0-12 8 0 5 5 5 6 5 12 0 41-1 53-1 17 0 35 1 53 1 2 0 7 0 7-9 0-4-4-4-12-4-16 0-26 0-26-8 0-2 0-2 1-10 19-76 37-150 56-225z"><text:p/></draw:path><draw:path draw:style-name="gr11" draw:text-style-name="P18" svg:width="0.172cm" svg:height="0.186cm" svg:x="1.934cm" svg:y="0.389cm" svg:viewBox="0 0 173 187" svg:d="M173 95c0-53-40-95-87-95-48 0-86 42-86 95s40 92 86 92 87-39 87-92zM86 162c-31 0-57-31-57-71 0-38 27-66 57-66s58 28 58 66c0 40-26 71-58 71z"><text:p/></draw:path><draw:path draw:style-name="gr12" draw:text-style-name="P18" svg:width="0.21cm" svg:height="0.183cm" svg:x="2.137cm" svg:y="0.392cm" svg:viewBox="0 0 211 184" svg:d="M145 168c1 13 10 13 17 13 11 0 20 0 31 0 7 0 18 0 18-13 0-12-12-12-18-12s-12 0-18 0c0-47 0-92 0-139 0-12-2-17-17-17-10 0-20 0-31 0-7 0-17 0-17 13 0 12 11 12 17 12s12 0 18 0c0 30 0 60 0 90 0 39-33 43-47 43-33 0-33-14-33-27 0-39 0-76 0-114 0-12-3-17-17-17-11 0-20 0-31 0-6 0-17 0-17 13 0 12 11 12 17 12s13 0 19 0c0 36 0 72 0 108 0 41 29 51 60 51 17 0 34-4 49-16z"><text:p/></draw:path><draw:path draw:style-name="gr13" draw:text-style-name="P18" svg:width="0.3cm" svg:height="0.296cm" svg:x="2.696cm" svg:y="0.001cm" svg:viewBox="0 0 301 297" svg:d="M241 48c22-32 39-34 54-35 6 0 6-7 6-8 0-3-2-5-6-5-11 0-23 1-33 1-15 0-29-1-42-1-3 0-9 0-9 8 0 5 4 5 7 5 11 1 20 5 20 15 0 6-4 10-6 15-44 69-87 137-130 205-10-74-19-147-29-222 0-7 10-13 29-13 6 0 11 0 11-8 0-4-4-5-6-5-17 0-35 1-53 1-7 0-16 0-23 0s-15-1-23-1c-2 0-8 0-8 8 0 5 5 5 11 5 24 0 24 4 25 15 11 86 23 172 34 260 1 8 3 9 8 9 7 0 8-2 12-8 50-80 101-161 151-241z"><text:p/></draw:path><draw:path draw:style-name="gr14" draw:text-style-name="P18" svg:width="0.13cm" svg:height="0.196cm" svg:x="2.937cm" svg:y="0.155cm" svg:viewBox="0 0 131 197" svg:d="M131 143c-4 0-6 0-10 0-1 6-5 24-8 26-3 3-25 3-29 3-18 0-36 0-54 0 30-28 41-36 59-51 21-17 42-35 42-63 0-35-31-58-70-58-36 0-61 26-61 53 0 15 13 17 16 17 7 0 15-5 15-16 0-5-1-16-17-16 9-20 29-27 44-27 28 0 44 23 44 47 0 26-18 46-28 57-24 23-46 46-70 70-4 2-4 3-4 12 41 0 82 0 122 0 3-18 6-36 9-54z"><text:p/></draw:path><draw:path draw:style-name="gr15" draw:text-style-name="P18" svg:width="0.786cm" svg:height="0.016cm" svg:x="2.497cm" svg:y="0.46cm" svg:viewBox="0 0 787 17" svg:d="M394 17c-131 0-263 0-394 0 0-6 0-11 0-17 263 0 524 0 787 0 0 6 0 11 0 17-132 0-263 0-393 0z"><text:p/></draw:path><draw:path draw:style-name="gr16" draw:text-style-name="P18" svg:width="0.298cm" svg:height="0.305cm" svg:x="2.518cm" svg:y="0.564cm" svg:viewBox="0 0 299 306" svg:d="M299 4c0-2 0-4-5-4-1 0-1 0-6 5-10 11-19 21-29 32-5-6-24-37-71-37-93 0-188 92-188 191 0 69 49 115 114 115 37 0 68-17 91-36 40-35 47-73 47-74 0-5-5-5-6-5-2 0-4 1-5 5-3 12-13 42-43 65-29 24-55 32-77 32-38 0-83-22-83-88 0-24 9-92 51-141 26-30 66-51 103-51 43 0 68 33 68 81 0 16-1 16-1 21 0 4 4 5 6 5 5 0 5-1 7-8 9-36 18-72 27-108z"><text:p/></draw:path><draw:path draw:style-name="gr17" draw:text-style-name="P18" svg:width="0.421cm" svg:height="0.287cm" svg:x="2.846cm" svg:y="0.572cm" svg:viewBox="0 0 422 288" svg:d="M373 32c4-14 5-19 36-19 10 0 13 0 13-8 0-5-3-5-10-5-18 0-38 0-56 0-12 0-12 0-16 8-52 81-102 160-154 240-11-80-23-159-34-238-1-10-2-10-13-10-19 0-38 0-57 0-9 0-12 0-12 8 0 5 3 5 12 5 4 0 13 1 18 1 7 2 9 3 9 8 0 1-1 2-2 7-18 72-35 143-53 215-5 16-12 29-46 31-2 0-8 1-8 8 0 4 2 5 6 5 14 0 29-1 42-1 14 0 30 1 44 1 2 0 8 0 8-9 0-4-5-4-8-4-24 0-28-9-28-18 0-4 0-5 1-10 19-77 38-153 57-230 12 87 24 174 36 261 2 5 3 10 8 10 4 0 7-5 8-7 56-89 114-178 170-267h2c-21 81-40 161-60 241-5 16-6 20-39 20-7 0-12 0-12 8 0 5 5 5 6 5 12 0 41-1 53-1 17 0 35 1 52 1 3 0 8 0 8-9 0-4-4-4-12-4-16 0-28 0-28-8 0-2 0-2 3-10 19-76 37-150 56-225z"><text:p/></draw:path></draw:g></draw:g>. <text:span text:style-name="T5">Cela revient au même.</text:span></text:p>
      <text:p text:style-name="P3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ulhenry Saux</meta:initial-creator>
    <meta:creation-date>2022-02-11T15:23:50.899000000</meta:creation-date>
    <dc:date>2022-02-11T16:11:33.095000000</dc:date>
    <dc:creator>Paulhenry Saux</dc:creator>
    <meta:editing-duration>PT14M13S</meta:editing-duration>
    <meta:editing-cycles>4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7" meta:word-count="214" meta:character-count="1093" meta:non-whitespace-character-count="886"/>
  </office:meta>
</office:document-meta>
</file>